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20000026609E4F12C.gif" manifest:media-type=""/>
  <manifest:file-entry manifest:full-path="Pictures/10000000000002C5000000D2E411A09E.gif" manifest:media-type=""/>
  <manifest:file-entry manifest:full-path="Pictures/10000000000002850000017479059BFF.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7243in" table:align="left"/>
    </style:style>
    <style:style style:name="Table1.A" style:family="table-column">
      <style:table-column-properties style:column-width="0.4896in"/>
    </style:style>
    <style:style style:name="Table1.B" style:family="table-column">
      <style:table-column-properties style:column-width="1.3229in"/>
    </style:style>
    <style:style style:name="Table1.C" style:family="table-column">
      <style:table-column-properties style:column-width="1.0208in"/>
    </style:style>
    <style:style style:name="Table1.D" style:family="table-column">
      <style:table-column-properties style:column-width="0.5417in"/>
    </style:style>
    <style:style style:name="Table1.E" style:family="table-column">
      <style:table-column-properties style:column-width="1.349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officeooo:paragraph-rsid="0034057d" style:font-weight-asian="bold" style:font-weight-complex="bold"/>
    </style:style>
    <style:style style:name="P13" style:family="paragraph" style:parent-style-name="Standard">
      <style:paragraph-properties fo:text-align="justify" style:justify-single-word="false"/>
      <style:text-properties fo:font-weight="bold" officeooo:paragraph-rsid="003b45d1"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officeooo:paragraph-rsid="0037540d" style:font-weight-asian="normal" style:font-weight-complex="normal"/>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P19" style:family="paragraph" style:parent-style-name="Standard">
      <style:paragraph-properties fo:text-align="justify" style:justify-single-word="false"/>
      <style:text-properties fo:font-weight="normal" officeooo:paragraph-rsid="00332915" style:font-weight-asian="normal" style:font-weight-complex="normal"/>
    </style:style>
    <style:style style:name="P20" style:family="paragraph" style:parent-style-name="Standard">
      <style:paragraph-properties fo:text-align="justify" style:justify-single-word="false"/>
      <style:text-properties fo:font-weight="normal" officeooo:rsid="00332915" officeooo:paragraph-rsid="00332915" style:font-weight-asian="normal" style:font-weight-complex="normal"/>
    </style:style>
    <style:style style:name="P21" style:family="paragraph" style:parent-style-name="Standard">
      <style:paragraph-properties fo:text-align="justify" style:justify-single-word="false"/>
      <style:text-properties fo:font-style="normal" style:font-style-asian="normal" style:font-style-complex="normal"/>
    </style:style>
    <style:style style:name="P2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fo:font-weight="normal" officeooo:rsid="00387dae" officeooo:paragraph-rsid="003b45d1"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332915" officeooo:paragraph-rsid="0034057d"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officeooo:rsid="001c8943" officeooo:paragraph-rsid="001c8943"/>
    </style:style>
    <style:style style:name="P26" style:family="paragraph" style:parent-style-name="Standard">
      <style:paragraph-properties fo:text-align="justify" style:justify-single-word="false"/>
      <style:text-properties officeooo:rsid="001a2c23" officeooo:paragraph-rsid="001a2c23"/>
    </style:style>
    <style:style style:name="P27" style:family="paragraph" style:parent-style-name="Standard">
      <style:paragraph-properties fo:text-align="justify" style:justify-single-word="false"/>
      <style:text-properties officeooo:rsid="001a40c8" officeooo:paragraph-rsid="001a40c8"/>
    </style:style>
    <style:style style:name="P28" style:family="paragraph" style:parent-style-name="Standard">
      <style:paragraph-properties fo:text-align="justify" style:justify-single-word="false"/>
      <style:text-properties officeooo:rsid="001ad4c5" officeooo:paragraph-rsid="001ad4c5"/>
    </style:style>
    <style:style style:name="P29" style:family="paragraph" style:parent-style-name="Standard">
      <style:paragraph-properties fo:text-align="justify" style:justify-single-word="false"/>
      <style:text-properties officeooo:rsid="00248e0c" officeooo:paragraph-rsid="00248e0c"/>
    </style:style>
    <style:style style:name="P30" style:family="paragraph" style:parent-style-name="Standard">
      <style:paragraph-properties fo:text-align="justify" style:justify-single-word="false"/>
      <style:text-properties officeooo:rsid="00248e0c" officeooo:paragraph-rsid="002c1070"/>
    </style:style>
    <style:style style:name="P31" style:family="paragraph" style:parent-style-name="Standard">
      <style:paragraph-properties fo:text-align="justify" style:justify-single-word="false"/>
      <style:text-properties officeooo:rsid="0026484a" officeooo:paragraph-rsid="0026484a"/>
    </style:style>
    <style:style style:name="P32" style:family="paragraph" style:parent-style-name="Standard">
      <style:paragraph-properties fo:text-align="justify" style:justify-single-word="false"/>
      <style:text-properties officeooo:rsid="002c3e31" officeooo:paragraph-rsid="002c1070"/>
    </style:style>
    <style:style style:name="P33" style:family="paragraph" style:parent-style-name="Standard">
      <style:paragraph-properties fo:text-align="justify" style:justify-single-word="false"/>
      <style:text-properties officeooo:rsid="002f8517" officeooo:paragraph-rsid="002f8517"/>
    </style:style>
    <style:style style:name="P34" style:family="paragraph" style:parent-style-name="Standard">
      <style:text-properties officeooo:paragraph-rsid="00332915"/>
    </style:style>
    <style:style style:name="P35" style:family="paragraph" style:parent-style-name="Standard">
      <style:text-properties officeooo:paragraph-rsid="0034057d"/>
    </style:style>
    <style:style style:name="P36" style:family="paragraph" style:parent-style-name="Standard">
      <style:text-properties officeooo:rsid="0034057d"/>
    </style:style>
    <style:style style:name="P37" style:family="paragraph" style:parent-style-name="Standard">
      <style:text-properties officeooo:rsid="0034057d" officeooo:paragraph-rsid="0034057d"/>
    </style:style>
    <style:style style:name="P38" style:family="paragraph" style:parent-style-name="Standard">
      <style:text-properties officeooo:rsid="00332915" officeooo:paragraph-rsid="00332915"/>
    </style:style>
    <style:style style:name="P39" style:family="paragraph" style:parent-style-name="Standard">
      <style:text-properties officeooo:paragraph-rsid="003e84e4"/>
    </style:style>
    <style:style style:name="P40" style:family="paragraph" style:parent-style-name="Standard">
      <style:paragraph-properties fo:text-align="justify" style:justify-single-word="false" fo:break-before="page"/>
    </style:style>
    <style:style style:name="P41" style:family="paragraph" style:parent-style-name="Standard">
      <style:paragraph-properties fo:text-align="start" style:justify-single-word="false" fo:break-before="page"/>
      <style:text-properties fo:font-weight="bold" style:font-weight-asian="bold" style:font-weight-complex="bold"/>
    </style:style>
    <style:style style:name="P42" style:family="paragraph" style:parent-style-name="Standard">
      <style:paragraph-properties fo:text-align="justify" style:justify-single-word="false" fo:break-before="page"/>
      <style:text-properties fo:font-weight="normal" style:font-weight-asian="normal" style:font-weight-complex="normal"/>
    </style:style>
    <style:style style:name="P43" style:family="paragraph" style:parent-style-name="Code_20_block">
      <style:paragraph-properties fo:break-before="page"/>
    </style:style>
    <style:style style:name="P44" style:family="paragraph" style:parent-style-name="Code_20_block">
      <style:text-properties fo:color="#008000"/>
    </style:style>
    <style:style style:name="P45" style:family="paragraph" style:parent-style-name="Code_20_block">
      <style:text-properties fo:color="#008000" fo:font-weight="normal" style:font-weight-asian="normal" style:font-weight-complex="normal"/>
    </style:style>
    <style:style style:name="P46" style:family="paragraph" style:parent-style-name="Code_20_block">
      <style:text-properties fo:font-weight="normal" style:font-weight-asian="normal" style:font-weight-complex="normal"/>
    </style:style>
    <style:style style:name="P47" style:family="paragraph" style:parent-style-name="Code_20_block">
      <style:paragraph-properties fo:text-align="justify" style:justify-single-word="false"/>
    </style:style>
    <style:style style:name="P48" style:family="paragraph" style:parent-style-name="Code_20_block">
      <style:text-properties officeooo:paragraph-rsid="001c8943"/>
    </style:style>
    <style:style style:name="P49" style:family="paragraph" style:parent-style-name="Code_20_block">
      <style:text-properties officeooo:rsid="001c8943"/>
    </style:style>
    <style:style style:name="P50" style:family="paragraph" style:parent-style-name="Code_20_block">
      <style:text-properties officeooo:rsid="001a40c8"/>
    </style:style>
    <style:style style:name="P51" style:family="paragraph" style:parent-style-name="Code_20_block">
      <style:text-properties officeooo:rsid="001a40c8" officeooo:paragraph-rsid="001a40c8"/>
    </style:style>
    <style:style style:name="P52" style:family="paragraph" style:parent-style-name="Code_20_block">
      <style:text-properties officeooo:rsid="00248e0c"/>
    </style:style>
    <style:style style:name="P53" style:family="paragraph" style:parent-style-name="Code_20_block">
      <style:text-properties officeooo:rsid="0026484a"/>
    </style:style>
    <style:style style:name="P54" style:family="paragraph" style:parent-style-name="Code_20_block">
      <style:text-properties officeooo:rsid="002e1562"/>
    </style:style>
    <style:style style:name="P55" style:family="paragraph" style:parent-style-name="Code_20_block">
      <style:text-properties officeooo:rsid="002e1562" officeooo:paragraph-rsid="00306722"/>
    </style:style>
    <style:style style:name="P56" style:family="paragraph" style:parent-style-name="Code_20_block">
      <style:text-properties officeooo:paragraph-rsid="00332915"/>
    </style:style>
    <style:style style:name="P57" style:family="paragraph" style:parent-style-name="Code_20_block">
      <style:text-properties officeooo:paragraph-rsid="00368219"/>
    </style:style>
    <style:style style:name="P58" style:family="paragraph" style:parent-style-name="Code_20_block">
      <style:text-properties officeooo:rsid="0034057d"/>
    </style:style>
    <style:style style:name="P59" style:family="paragraph" style:parent-style-name="Code_20_block">
      <style:text-properties officeooo:rsid="00332915" officeooo:paragraph-rsid="00332915"/>
    </style:style>
    <style:style style:name="P60" style:family="paragraph" style:parent-style-name="Code_20_block">
      <style:text-properties officeooo:paragraph-rsid="003e84e4"/>
    </style:style>
    <style:style style:name="P61" style:family="paragraph" style:parent-style-name="Code_20_block">
      <style:text-properties officeooo:paragraph-rsid="003fa906"/>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style:font-name="Courier New1"/>
    </style:style>
    <style:style style:name="P64" style:family="paragraph" style:parent-style-name="Heading_20_4">
      <style:text-properties fo:font-style="normal" officeooo:rsid="00387dae" style:font-style-asian="normal" style:font-style-complex="normal"/>
    </style:style>
    <style:style style:name="P65" style:family="paragraph" style:parent-style-name="Heading_20_3">
      <style:text-properties officeooo:rsid="0034057d" officeooo:paragraph-rsid="0034057d"/>
    </style:style>
    <style:style style:name="P66" style:family="paragraph" style:parent-style-name="Heading_20_3">
      <style:text-properties officeooo:rsid="001a2c23"/>
    </style:style>
    <style:style style:name="P67" style:family="paragraph" style:parent-style-name="Heading_20_3">
      <style:paragraph-properties fo:break-before="page"/>
    </style:style>
    <style:style style:name="P68" style:family="paragraph" style:parent-style-name="Code_20_block">
      <style:text-properties officeooo:paragraph-rsid="004e9309"/>
    </style:style>
    <style:style style:name="P69" style:family="paragraph" style:parent-style-name="Code_20_block">
      <style:text-properties fo:color="#008000"/>
    </style:style>
    <style:style style:name="P70" style:family="paragraph" style:parent-style-name="Code_20_block">
      <style:text-properties fo:color="#008000" officeooo:paragraph-rsid="005507df"/>
    </style:style>
    <style:style style:name="P71" style:family="paragraph" style:parent-style-name="Code_20_block">
      <style:text-properties fo:color="#008000" officeooo:paragraph-rsid="0055d704"/>
    </style:style>
    <style:style style:name="P72" style:family="paragraph" style:parent-style-name="Code_20_block">
      <style:text-properties fo:color="#008000" officeooo:paragraph-rsid="0056dc60"/>
    </style:style>
    <style:style style:name="P73" style:family="paragraph" style:parent-style-name="Code_20_block">
      <style:text-properties fo:color="#008000" officeooo:paragraph-rsid="005aa935"/>
    </style:style>
    <style:style style:name="P74" style:family="paragraph" style:parent-style-name="Code_20_block">
      <style:text-properties fo:color="#008000" officeooo:paragraph-rsid="0059317a"/>
    </style:style>
    <style:style style:name="P75" style:family="paragraph" style:parent-style-name="Heading_20_1" style:master-page-name="Standard">
      <style:paragraph-properties style:page-number="auto"/>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rsid="00248e0c"/>
    </style:style>
    <style:style style:name="P78" style:family="paragraph" style:parent-style-name="Standard" style:list-style-name="List_20_2"/>
    <style:style style:name="P79" style:family="paragraph" style:parent-style-name="Standard" style:list-style-name="List_20_2">
      <style:text-properties officeooo:paragraph-rsid="003e84e4"/>
    </style:style>
    <style:style style:name="P80" style:family="paragraph" style:parent-style-name="Standard" style:list-style-name="List_20_2">
      <style:paragraph-properties fo:text-align="justify" style:justify-single-word="false"/>
    </style:style>
    <style:style style:name="P81" style:family="paragraph" style:parent-style-name="Standard" style:list-style-name="List_20_2">
      <style:paragraph-properties fo:text-align="justify" style:justify-single-word="false"/>
      <style:text-properties officeooo:paragraph-rsid="002c1070"/>
    </style:style>
    <style:style style:name="P82" style:family="paragraph" style:parent-style-name="Standard">
      <style:paragraph-properties fo:text-align="justify" style:justify-single-word="false"/>
      <style:text-properties officeooo:paragraph-rsid="002f8517"/>
    </style:style>
    <style:style style:name="P83" style:family="paragraph" style:parent-style-name="Standard">
      <style:paragraph-properties fo:text-align="justify" style:justify-single-word="false"/>
      <style:text-properties officeooo:paragraph-rsid="00459a7d"/>
    </style:style>
    <style:style style:name="P84" style:family="paragraph" style:parent-style-name="Standard">
      <style:paragraph-properties fo:text-align="justify" style:justify-single-word="false"/>
      <style:text-properties officeooo:paragraph-rsid="0045f55f"/>
    </style:style>
    <style:style style:name="P85" style:family="paragraph" style:parent-style-name="Standard" style:list-style-name="List_20_1">
      <style:paragraph-properties fo:text-align="justify" style:justify-single-word="false"/>
      <style:text-properties officeooo:paragraph-rsid="0045f55f"/>
    </style:style>
    <style:style style:name="P86" style:family="paragraph" style:parent-style-name="Standard">
      <style:paragraph-properties fo:text-align="justify" style:justify-single-word="false"/>
      <style:text-properties officeooo:paragraph-rsid="004cd2a6"/>
    </style:style>
    <style:style style:name="P87" style:family="paragraph" style:parent-style-name="Standard">
      <style:paragraph-properties fo:text-align="justify" style:justify-single-word="false"/>
      <style:text-properties officeooo:paragraph-rsid="004e9309"/>
    </style:style>
    <style:style style:name="P88" style:family="paragraph" style:parent-style-name="Standard">
      <style:paragraph-properties fo:text-align="justify" style:justify-single-word="false"/>
      <style:text-properties officeooo:paragraph-rsid="0050a4de"/>
    </style:style>
    <style:style style:name="P89" style:family="paragraph" style:parent-style-name="Standard">
      <style:paragraph-properties fo:text-align="justify" style:justify-single-word="false"/>
      <style:text-properties officeooo:paragraph-rsid="00528047"/>
    </style:style>
    <style:style style:name="P90" style:family="paragraph" style:parent-style-name="Standard">
      <style:paragraph-properties fo:text-align="justify" style:justify-single-word="false"/>
      <style:text-properties officeooo:paragraph-rsid="005507df"/>
    </style:style>
    <style:style style:name="P91" style:family="paragraph" style:parent-style-name="Standard">
      <style:paragraph-properties fo:text-align="justify" style:justify-single-word="false"/>
      <style:text-properties officeooo:paragraph-rsid="005776f9"/>
    </style:style>
    <style:style style:name="P92" style:family="paragraph" style:parent-style-name="Standard">
      <style:paragraph-properties fo:text-align="justify" style:justify-single-word="false"/>
      <style:text-properties officeooo:paragraph-rsid="0059317a"/>
    </style:style>
    <style:style style:name="P93" style:family="paragraph" style:parent-style-name="Standard">
      <style:paragraph-properties fo:text-align="justify" style:justify-single-word="false"/>
      <style:text-properties officeooo:paragraph-rsid="005e709b"/>
    </style:style>
    <style:style style:name="P94" style:family="paragraph" style:parent-style-name="Standard" style:list-style-name="List_20_1"/>
    <style:style style:name="P95" style:family="paragraph" style:parent-style-name="Standard" style:list-style-name="List_20_2">
      <style:paragraph-properties fo:text-align="justify" style:justify-single-word="false"/>
      <style:text-properties fo:font-weight="normal" style:font-weight-asian="normal" style:font-weight-complex="normal"/>
    </style:style>
    <style:style style:name="P96" style:family="paragraph" style:parent-style-name="Standard" style:list-style-name="List_20_1">
      <style:paragraph-properties fo:text-align="justify" style:justify-single-word="false"/>
      <style:text-properties officeooo:rsid="001ad4c5" officeooo:paragraph-rsid="001ad4c5"/>
    </style:style>
    <style:style style:name="P97" style:family="paragraph" style:parent-style-name="Standard" style:list-style-name="List_20_2">
      <style:paragraph-properties fo:text-align="justify" style:justify-single-word="false"/>
      <style:text-properties officeooo:rsid="00248e0c" officeooo:paragraph-rsid="002c1070"/>
    </style:style>
    <style:style style:name="P98" style:family="paragraph" style:parent-style-name="Standard">
      <style:paragraph-properties fo:text-align="justify" style:justify-single-word="false" fo:break-before="page"/>
      <style:text-properties officeooo:paragraph-rsid="0059317a"/>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22c4e0" style:font-style-asian="italic" style:font-style-complex="italic"/>
    </style:style>
    <style:style style:name="T8" style:family="text">
      <style:text-properties fo:font-style="italic" officeooo:rsid="00332915"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officeooo:rsid="00332915" style:font-style-asian="italic" style:font-weight-asian="normal" style:font-style-complex="italic" style:font-weight-complex="normal"/>
    </style:style>
    <style:style style:name="T11" style:family="text">
      <style:text-properties fo:font-style="italic" fo:font-weight="normal" officeooo:rsid="0034057d" style:font-style-asian="italic" style:font-weight-asian="normal" style:font-style-complex="italic" style:font-weight-complex="normal"/>
    </style:style>
    <style:style style:name="T12" style:family="text">
      <style:text-properties fo:font-style="italic" fo:font-weight="normal" officeooo:rsid="003b45d1" style:font-style-asian="italic" style:font-weight-asian="normal" style:font-style-complex="italic" style:font-weight-complex="normal"/>
    </style:style>
    <style:style style:name="T13" style:family="text">
      <style:text-properties fo:color="#008000"/>
    </style:style>
    <style:style style:name="T14" style:family="text">
      <style:text-properties fo:color="#008000" fo:font-weight="normal" style:font-weight-asian="normal" style:font-weight-complex="normal"/>
    </style:style>
    <style:style style:name="T15" style:family="text">
      <style:text-properties fo:color="#008000" officeooo:rsid="001a40c8"/>
    </style:style>
    <style:style style:name="T16" style:family="text">
      <style:text-properties fo:color="#008000" officeooo:rsid="001c8943"/>
    </style:style>
    <style:style style:name="T17" style:family="text">
      <style:text-properties fo:color="#008000" officeooo:rsid="00248e0c"/>
    </style:style>
    <style:style style:name="T18" style:family="text">
      <style:text-properties fo:color="#008000" officeooo:rsid="0026484a"/>
    </style:style>
    <style:style style:name="T19" style:family="text">
      <style:text-properties fo:color="#008000" officeooo:rsid="00332915"/>
    </style:style>
    <style:style style:name="T20" style:family="text">
      <style:text-properties fo:color="#008000" officeooo:rsid="0034057d"/>
    </style:style>
    <style:style style:name="T21" style:family="text">
      <style:text-properties fo:color="#008000" officeooo:rsid="0045f55f"/>
    </style:style>
    <style:style style:name="T22" style:family="text">
      <style:text-properties fo:color="#008000" officeooo:rsid="004e9309"/>
    </style:style>
    <style:style style:name="T23" style:family="text">
      <style:text-properties fo:color="#008000" officeooo:rsid="0050a4de"/>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332915"/>
    </style:style>
    <style:style style:name="T26" style:family="text">
      <style:text-properties style:text-underline-style="solid" style:text-underline-width="auto" style:text-underline-color="font-color" officeooo:rsid="003b45d1"/>
    </style:style>
    <style:style style:name="T27" style:family="text">
      <style:text-properties style:text-position="-10% 85%"/>
    </style:style>
    <style:style style:name="T28" style:family="text">
      <style:text-properties fo:font-style="normal" style:font-style-asian="normal" style:font-style-complex="normal"/>
    </style:style>
    <style:style style:name="T29" style:family="text">
      <style:text-properties fo:font-style="normal" officeooo:rsid="003730f1" style:font-style-asian="normal" style:font-style-complex="normal"/>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officeooo:rsid="00332915" style:font-style-asian="normal" style:font-style-complex="normal"/>
    </style:style>
    <style:style style:name="T32" style:family="text">
      <style:text-properties fo:font-style="normal" style:text-underline-style="solid" style:text-underline-width="auto" style:text-underline-color="font-color" officeooo:rsid="003b45d1" style:font-style-asian="normal" style:font-style-complex="normal"/>
    </style:style>
    <style:style style:name="T33" style:family="text">
      <style:text-properties fo:font-style="normal" fo:font-weight="normal" officeooo:rsid="00332915"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332915" style:font-weight-asian="normal" style:font-weight-complex="normal"/>
    </style:style>
    <style:style style:name="T36" style:family="text">
      <style:text-properties fo:font-weight="normal" officeooo:rsid="00368219" style:font-weight-asian="normal" style:font-weight-complex="normal"/>
    </style:style>
    <style:style style:name="T37" style:family="text">
      <style:text-properties fo:color="#000000" style:font-name="Courier New1" fo:font-size="9pt" style:font-name-asian="Courier New1" style:font-size-asian="9pt" style:font-name-complex="Courier New1" style:font-size-complex="9pt"/>
    </style:style>
    <style:style style:name="T38" style:family="text">
      <style:text-properties officeooo:rsid="001a2c23"/>
    </style:style>
    <style:style style:name="T39" style:family="text">
      <style:text-properties officeooo:rsid="001a40c8"/>
    </style:style>
    <style:style style:name="T40" style:family="text">
      <style:text-properties officeooo:rsid="001ad4c5"/>
    </style:style>
    <style:style style:name="T41" style:family="text">
      <style:text-properties officeooo:rsid="001c8943"/>
    </style:style>
    <style:style style:name="T42" style:family="text">
      <style:text-properties officeooo:rsid="0022c4e0"/>
    </style:style>
    <style:style style:name="T43" style:family="text">
      <style:text-properties officeooo:rsid="00248e0c"/>
    </style:style>
    <style:style style:name="T44" style:family="text">
      <style:text-properties officeooo:rsid="0026484a"/>
    </style:style>
    <style:style style:name="T45" style:family="text">
      <style:text-properties officeooo:rsid="002a9ce4"/>
    </style:style>
    <style:style style:name="T46" style:family="text">
      <style:text-properties officeooo:rsid="002c1070"/>
    </style:style>
    <style:style style:name="T47" style:family="text">
      <style:text-properties officeooo:rsid="002c3e31"/>
    </style:style>
    <style:style style:name="T48" style:family="text">
      <style:text-properties officeooo:rsid="002f8517"/>
    </style:style>
    <style:style style:name="T49" style:family="text">
      <style:text-properties officeooo:rsid="00316ddf"/>
    </style:style>
    <style:style style:name="T50" style:family="text">
      <style:text-properties officeooo:rsid="00332915"/>
    </style:style>
    <style:style style:name="T51" style:family="text">
      <style:text-properties officeooo:rsid="0034057d"/>
    </style:style>
    <style:style style:name="T52" style:family="text">
      <style:text-properties officeooo:rsid="00368219"/>
    </style:style>
    <style:style style:name="T53" style:family="text">
      <style:text-properties officeooo:rsid="003b45d1"/>
    </style:style>
    <style:style style:name="T54" style:family="text">
      <style:text-properties officeooo:rsid="003ca778"/>
    </style:style>
    <style:style style:name="T55" style:family="text">
      <style:text-properties officeooo:rsid="003e84e4"/>
    </style:style>
    <style:style style:name="T56" style:family="text">
      <style:text-properties officeooo:rsid="003fa906"/>
    </style:style>
    <style:style style:name="T57" style:family="text">
      <style:text-properties officeooo:rsid="004152a3"/>
    </style:style>
    <style:style style:name="T58" style:family="text">
      <style:text-properties officeooo:rsid="00435289"/>
    </style:style>
    <style:style style:name="T59" style:family="text">
      <style:text-properties officeooo:rsid="00459a7d"/>
    </style:style>
    <style:style style:name="T60" style:family="text">
      <style:text-properties officeooo:rsid="0045f55f"/>
    </style:style>
    <style:style style:name="T61" style:family="text">
      <style:text-properties officeooo:rsid="0048e6c4"/>
    </style:style>
    <style:style style:name="T62" style:family="text">
      <style:text-properties officeooo:rsid="004c35cd"/>
    </style:style>
    <style:style style:name="T63" style:family="text">
      <style:text-properties officeooo:rsid="004cd2a6"/>
    </style:style>
    <style:style style:name="T64" style:family="text">
      <style:text-properties officeooo:rsid="004e9309"/>
    </style:style>
    <style:style style:name="T65" style:family="text">
      <style:text-properties officeooo:rsid="0050a4de"/>
    </style:style>
    <style:style style:name="T66" style:family="text">
      <style:text-properties officeooo:rsid="00528047"/>
    </style:style>
    <style:style style:name="T67" style:family="text">
      <style:text-properties officeooo:rsid="005507df"/>
    </style:style>
    <style:style style:name="T68" style:family="text">
      <style:text-properties officeooo:rsid="0055d704"/>
    </style:style>
    <style:style style:name="T69" style:family="text">
      <style:text-properties officeooo:rsid="0056dc60"/>
    </style:style>
    <style:style style:name="T70" style:family="text">
      <style:text-properties officeooo:rsid="005776f9"/>
    </style:style>
    <style:style style:name="T71" style:family="text">
      <style:text-properties officeooo:rsid="0059317a"/>
    </style:style>
    <style:style style:name="T72" style:family="text">
      <style:text-properties officeooo:rsid="005aa935"/>
    </style:style>
    <style:style style:name="T73" style:family="text">
      <style:text-properties officeooo:rsid="005c587e"/>
    </style:style>
    <style:style style:name="T74" style:family="text">
      <style:text-properties officeooo:rsid="005dda73"/>
    </style:style>
    <style:style style:name="T75" style:family="text">
      <style:text-properties officeooo:rsid="005e709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204368819250477976" text:style-name="Outline">
        <text:list-item>
          <text:h text:style-name="P75"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8589570"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24">Note</text:span>: <text:span text:style-name="T6">all JPPF built-in MBeans are implemented via this mechanism</text:span><text:span text:style-name="T28">.</text:span></text:p>
      <text:p text:style-name="P21"/>
      <text:p text:style-name="P18"><text:span text:style-name="T30">Related sample</text:span><text:span text:style-name="T28">: “Custom MBeans” sample in the JPPF samples pack.</text:span></text:p>
      <text:list xml:id="list28590171"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6">must</text:span> comply with the following constraints:</text:p>
      <text:p text:style-name="P1"/>
      <text:list xml:id="list1859210329907810155" text:style-name="List_20_2">
        <text:list-item>
          <text:p text:style-name="P80">the MBean interface name must be of the form <text:span text:style-name="T6">&lt;MyName&gt;</text:span>MBean and the MBean implementation class name must be of the form <text:span text:style-name="T6">&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80">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80">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6">after</text:span> the one it depends on.</text:p>
        </text:list-item>
        <text:list-item>
          <text:p text:style-name="P80">the MBean provider interface must have a public no-arg constructor</text:p>
        </text:list-item>
      </text:list>
      <text:list xml:id="list28601332" text:continue-list="list28590171"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11">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3">// Exposes one method that queries the node's JVM</text:span></text:p>
      <text:p text:style-name="Code_20_block"><text:s text:c="2"/><text:span text:style-name="T13">// for the number of available processors</text:span></text:p>
      <text:p text:style-name="Code_20_block"><text:s text:c="2"/>public interface AvailableProcessorsMBean {</text:p>
      <text:p text:style-name="Code_20_block"><text:s text:c="4"/><text:span text:style-name="T13">// return the available processors as an integer value</text:span></text:p>
      <text:p text:style-name="Code_20_block"><text:s text:c="4"/>Integer queryAvailableProcessors();</text:p>
      <text:p text:style-name="Code_20_block"><text:s text:c="2"/>}</text:p>
      <text:p text:style-name="P1"/>
      <text:p text:style-name="P1"/>
      <text:p text:style-name="P4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3">// Implementation of the AvailableProcessorsMBean interface</text:span></text:p>
      <text:p text:style-name="Code_20_block"><text:s text:c="2"/>public class AvailableProcessors implements AvailableProcessorsMBean {</text:p>
      <text:p text:style-name="Code_20_block"><text:s text:c="4"/><text:span text:style-name="T13">// return the available processors as an integer value</text:span></text:p>
      <text:p text:style-name="Code_20_block"><text:s text:c="4"/>public Integer queryAvailableProcessors() {</text:p>
      <text:p text:style-name="Code_20_block"><text:s text:c="6"/><text:span text:style-name="T13">//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1">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3">// service provider interface for pluggable management beans for JPPF nodes</text:span></text:p>
      <text:p text:style-name="Code_20_block"><text:s text:c="2"/>public interface JPPFNodeMBeanProvider extends JPPFMBeanProvider {</text:p>
      <text:p text:style-name="Code_20_block"><text:s text:c="4"/><text:span text:style-name="T13">// return a concrete MBean instance</text:span></text:p>
      <text:p text:style-name="Code_20_block"><text:s text:c="4"/><text:span text:style-name="T13">// the class of the returned MBean must implement the interface defined by</text:span></text:p>
      <text:p text:style-name="Code_20_block"><text:s text:c="4"/><text:span text:style-name="T13">// JPPFMBeanProvider.getMBeanInterfaceName()</text:span></text:p>
      <text:p text:style-name="Code_20_block"><text:s text:c="4"/>public Object createMBean(MonitoredNode node);</text:p>
      <text:p text:style-name="Code_20_block"><text:s text:c="2"/>}</text:p>
      <text:p text:style-name="P15"/>
      <text:p text:style-name="P15">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index.html?org/jppf/management/spi/JPPFMBeanProvider.html">JPPFMBeanProvider</text:a>, defined as follows:</text:p>
      <text:p text:style-name="P15"/>
      <text:p text:style-name="Code_20_block"><text:s text:c="2"/><text:span text:style-name="T13">// service provider interface for pluggable management beans</text:span></text:p>
      <text:p text:style-name="Code_20_block"><text:s text:c="2"/>public interface JPPFMBeanProvider {</text:p>
      <text:p text:style-name="Code_20_block"><text:s text:c="4"/><text:span text:style-name="T13">// seturn the fully qualified name of the management interface</text:span></text:p>
      <text:p text:style-name="Code_20_block"><text:s text:c="4"/><text:span text:style-name="T13">// defined by this provider</text:span></text:p>
      <text:p text:style-name="Code_20_block"><text:s text:c="4"/>public String getMBeanInterfaceName();</text:p>
      <text:p text:style-name="Code_20_block"><text:s text:c="2"/></text:p>
      <text:p text:style-name="Code_20_block"><text:s text:c="4"/><text:span text:style-name="T13">// return the name of the specified MBean</text:span></text:p>
      <text:p text:style-name="Code_20_block"><text:s text:c="4"/><text:span text:style-name="T13">// this is the name under which the MBean will be registered with the MBean server</text:span></text:p>
      <text:p text:style-name="Code_20_block"><text:s text:c="4"/>public String getMBeanName();</text:p>
      <text:p text:style-name="Code_20_block"><text:s text:c="2"/>}</text:p>
      <text:p text:style-name="P15"/>
      <text:p text:style-name="P15">Note that the MBean name must follow the specifications for <text:a xlink:type="simple" xlink:href="http://docs.oracle.com/javase/7/docs/api/index.html?javax/management/ObjectName.html">MBean object names</text:a>.</text:p>
      <text:p text:style-name="P15"/>
      <text:p text:style-name="P15">We will then write our MBean provider implementation. Generally, the convention is to create it in a separate package, whose name is that of the MBean interface with a “.spi” suffix. We will write it as follows:</text:p>
      <text:p text:style-name="P15"/>
      <text:p text:style-name="Code_20_block"><text:s text:c="2"/><text:span text:style-name="T13">// AvailableProcessors MBean provider implementation</text:span></text:p>
      <text:p text:style-name="Code_20_block"><text:s text:c="2"/>public class AvailableProcessorsMBeanProvider implements JPPFNodeMBeanProvider {</text:p>
      <text:p text:style-name="Code_20_block"><text:s text:c="4"/><text:span text:style-name="T13">//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3">//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3">//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15"/>
      <text:p text:style-name="P41">Step 3: create the service definition file</text:p>
      <text:p text:style-name="P15"/>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15"/>
      <text:p text:style-name="Code_20_block"><text:s text:c="2"/>org.jppf.example.mbean.node.spi.AvailableProcessorsMBeanProvider</text:p>
      <text:p text:style-name="P15"/>
      <text:p text:style-name="P14">Step 4: deploy the MBean</text:p>
      <text:p text:style-name="P15"/>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15"/>
      <text:p text:style-name="P14">Step 5: using the MBean</text:p>
      <text:p text:style-name="P15"/>
      <text:p text:style-name="P15">We can now write a simple class to test our new custom MBean:</text:p>
      <text:p text:style-name="P15"/>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3">//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3">//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3">//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8604594"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1">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1">Step 2: implement the node MBean provider interface</text:p>
      <text:p text:style-name="Standard"/>
      <text:p text:style-name="Standard">This time , we will implement the interface <text:a xlink:type="simple" xlink:href="http://www.jppf.org/api/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3">//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3">//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3">//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3">//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1028114260101064313" text:style-name="List_20_1">
        <text:list-item>
          <text:p text:style-name="P94">the implemented interface is <text:span text:style-name="Code_20_char">JPPFDriverMbeanProvider</text:span>, and its <text:span text:style-name="Code_20_char">createMBean()</text:span> method takes no parameter</text:p>
        </text:list-item>
        <text:list-item>
          <text:p text:style-name="P94">we gave a different object name to our MBean: “<text:span text:style-name="Code_20_char">…,</text:span><text:span text:style-name="Code_20_char"><text:span text:style-name="T1">type=driver</text:span></text:span>”</text:p>
        </text:list-item>
        <text:list-item>
          <text:p text:style-name="P94">we created the MBean provider in a different package named <text:span text:style-name="Code_20_char">org.jppf.example.mbean.driver.spi</text:span>.</text:p>
        </text:list-item>
      </text:list>
      <text:p text:style-name="Standard"/>
      <text:p text:style-name="P14">Step 3: create the service definition file</text:p>
      <text:p text:style-name="P15"/>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15"/>
      <text:p text:style-name="Code_20_block"><text:s text:c="2"/>org.jppf.example.mbean.driver.spi.AvailableProcessorsMBeanProvider</text:p>
      <text:p text:style-name="P16"/>
      <text:p text:style-name="P14">Step 4: deploy the MBean</text:p>
      <text:p text:style-name="P15"/>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14">Step 5: using the MBean</text:p>
      <text:p text:style-name="P15"/>
      <text:p text:style-name="P15">We can write the following simple class to test our new server custom MBean:</text:p>
      <text:p text:style-name="P16"/>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3">//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3">//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3">//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8601755" text:continue-list="list28604594" text:style-name="Outline">
        <text:list-item>
          <text:list>
            <text:list-item>
              <text:h text:style-name="P76" text:outline-level="2">JPPF startup classes</text:h>
            </text:list-item>
          </text:list>
        </text:list-item>
      </text:list>
      <text:p text:style-name="P18">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18"/>
      <text:p text:style-name="P18">Startup classes are defined using the Service Provider Interface. The general workflow to create a custom startup class is as follows:</text:p>
      <text:p text:style-name="P18"/>
      <text:p text:style-name="P18">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18"/>
      <text:p text:style-name="P18">This mechanism relies on the following rules:</text:p>
      <text:p text:style-name="P18"/>
      <text:list xml:id="list28582013" text:continue-list="list1859210329907810155" text:style-name="List_20_2">
        <text:list-item>
          <text:p text:style-name="P95">the provider interface for a node or server startup class extends the interface <text:a xlink:type="simple" xlink:href="http://www.jppf.org/api/index.html?org/jppf/startup/JPPFStartup.html"><text:span text:style-name="Code_20_char">JPPFStartup</text:span></text:a>, which itself extends <text:a xlink:type="simple" xlink:href="http://docs.oracle.com/javase/7/docs/api/index.html?java/lang/Runnable.html"><text:span text:style-name="Code_20_char">java.lang.Runnable</text:span></text:a>. Thus, writing a startup class consists essentially in writing code in the <text:span text:style-name="Code_20_char">run()</text:span> method.</text:p>
        </text:list-item>
        <text:list-item>
          <text:p text:style-name="P95">the provider interface implementation must have a no-arg constructor</text:p>
        </text:list-item>
        <text:list-item>
          <text:p text:style-name="P95">startup classes are instantiated and run just after the JPPF and custom MBeans have been initialized. This allows a startup class to subscribe to any notifications that an MBean may emit.</text:p>
        </text:list-item>
      </text:list>
      <text:p text:style-name="P18"/>
      <text:p text:style-name="P18"><text:span text:style-name="T24">Related sample</text:span>: “Startup Classes” sample in the JPPF samples pack.</text:p>
      <text:list xml:id="list28600884" text:continue-list="list28601755" text:style-name="Outline">
        <text:list-item>
          <text:list>
            <text:list-item>
              <text:list>
                <text:list-item>
                  <text:h text:style-name="Heading_20_3" text:outline-level="3">Node startup classes</text:h>
                </text:list-item>
              </text:list>
            </text:list-item>
          </text:list>
        </text:list-item>
      </text:list>
      <text:p text:style-name="P11">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index.html?org/jppf/startup/JPPFNodeStartupSPI.html"><text:span text:style-name="Code_20_char">JPPFNodeStartupSPI</text:span></text:a>, which will provide the node with enough information to create and run the startup class. This interface is defined as follows:</text:p>
      <text:p text:style-name="P18"/>
      <text:p text:style-name="Code_20_block"><text:s text:c="2"/>public interface JPPFNodeStartupSPI extends JPPFStartup { }</text:p>
      <text:p text:style-name="P18"/>
      <text:p text:style-name="P18">As we can see, this is just a marker interface, used to distinguish between node startup classes and server startup classes. As an example, we will create an implementation that simply prints a message when the node starts:</text:p>
      <text:p text:style-name="P18"/>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3">//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18"/>
      <text:p text:style-name="P14">Step 2: create the service definition file</text:p>
      <text:p text:style-name="P15"/>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15"/>
      <text:p text:style-name="Code_20_block"><text:s text:c="2"/>org.jppf.example.startup.node.TestNodeStartup</text:p>
      <text:p text:style-name="P16"/>
      <text:p text:style-name="P14">Step 3: deploy the startup class</text:p>
      <text:p text:style-name="P15"/>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24">Important note</text:span>: <text:span text:style-name="T6">when a node startup class is deployed on the server, the objects it creates (for instance as singletons) can be reused from within the tasks executed by the node</text:span>.</text:p>
      <text:p text:style-name="P1"/>
      <text:list xml:id="list28598381" text:continue-numbering="true" text:style-name="Outline">
        <text:list-item>
          <text:list>
            <text:list-item>
              <text:list>
                <text:list-item>
                  <text:h text:style-name="P67" text:outline-level="3">Server startup classes</text:h>
                </text:list-item>
              </text:list>
            </text:list-item>
          </text:list>
        </text:list-item>
      </text:list>
      <text:p text:style-name="P11">Step 1: implement the server startup class provider interface</text:p>
      <text:p text:style-name="P1"/>
      <text:p text:style-name="P1">In the same way as for a node startup class, we need to implement the interface <text:a xlink:type="simple" xlink:href="http://www.jppf.org/api/index.html?org/jppf/startup/JPPFDriverStartupSPI.html">JPPFDriverStartupSPI</text:a>, defined as follows:</text:p>
      <text:p text:style-name="P18"/>
      <text:p text:style-name="Code_20_block"><text:s text:c="2"/>public interface JPPFDriverStartupSPI extends JPPFStartup { }</text:p>
      <text:p text:style-name="P18"/>
      <text:p text:style-name="P18">As an example, we will create an implementation that simply prints a message when the server starts:</text:p>
      <text:p text:style-name="P18"/>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3">//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18"/>
      <text:p text:style-name="P14">Step 2: create the service definition file</text:p>
      <text:p text:style-name="P15"/>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15"/>
      <text:p text:style-name="Code_20_block"><text:s text:c="2"/>org.jppf.example.startup.driver.TestDriverStartup</text:p>
      <text:p text:style-name="P16"/>
      <text:p text:style-name="P14">Step 3: deploy the startup class</text:p>
      <text:p text:style-name="P15"/>
      <text:p text:style-name="P1">Now we just create a jar that contains the JPPF server startup provider class , along with the <text:span text:style-name="Code_20_char">META-INF/services</text:span> folder, and add it to the class path of the server.</text:p>
      <text:list xml:id="list28595292" text:continue-numbering="true" text:style-name="Outline">
        <text:list-item>
          <text:list>
            <text:list-item>
              <text:h text:style-name="P76" text:outline-level="2">Transforming and encrypting networked data</text:h>
            </text:list-item>
          </text:list>
        </text:list-item>
      </text:list>
      <text:p text:style-name="P18">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18"/>
      <text:p text:style-name="P18">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1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2">L<text:span text:style-name="T27">1</text:span></text:p>
          </table:table-cell>
          <table:table-cell table:style-name="Table1.A1" office:value-type="string">
            <text:p text:style-name="P62">Block<text:span text:style-name="T27">1</text:span></text:p>
          </table:table-cell>
          <table:table-cell table:style-name="Table1.A1" office:value-type="string">
            <text:p text:style-name="P63">.....</text:p>
          </table:table-cell>
          <table:table-cell table:style-name="Table1.A1" office:value-type="string">
            <text:p text:style-name="P62">L<text:span text:style-name="T27">n</text:span></text:p>
          </table:table-cell>
          <table:table-cell table:style-name="Table1.E1" office:value-type="string">
            <text:p text:style-name="P62">Block<text:span text:style-name="T27">n</text:span></text:p>
          </table:table-cell>
        </table:table-row>
      </table:table>
      <text:p text:style-name="P18"/>
      <text:p text:style-name="P18">Where:</text:p>
      <text:p text:style-name="P18"/>
      <text:list xml:id="list28590767" text:continue-list="list28582013" text:style-name="List_20_2">
        <text:list-item>
          <text:p text:style-name="P95">Block<text:span text:style-name="T27">1</text:span>, ..., Block<text:span text:style-name="T27">n </text:span>are separate blocks of data constituting the message</text:p>
        </text:list-item>
        <text:list-item>
          <text:p text:style-name="P95">L<text:span text:style-name="T27">1</text:span>, ..., L<text:span text:style-name="T27">n</text:span> <text:s text:c="2"/>are the lengths of each block of data</text:p>
        </text:list-item>
      </text:list>
      <text:p text:style-name="P18"/>
      <text:p text:style-name="P18">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18"/>
      <text:p text:style-name="P18"><text:span text:style-name="T24">Related sample</text:span>: “Data Encryption” sample in the JPPF samples pack</text:p>
      <text:p text:style-name="P18"/>
      <text:p text:style-name="P18">The general workflow to implement and deploy a data transformation is as follows:</text:p>
      <text:p text:style-name="P18"/>
      <text:p text:style-name="P18"><text:span text:style-name="T1">Step 1: implement the </text:span><text:a xlink:type="simple" xlink:href="http://www.jppf.org/api/index.html?org/jppf/data/transform/JPPFDataTransform.html"><text:span text:style-name="Code_20_char"><text:span text:style-name="T1">JPPFDataTransform</text:span></text:span></text:a><text:span text:style-name="T1"> interface</text:span></text:p>
      <text:p text:style-name="P18"/>
      <text:p text:style-name="P18">This interface is defined as follows:</text:p>
      <text:p text:style-name="P18"/>
      <text:p text:style-name="P46"><text:s text:c="2"/>public interface JPPFDataTransform {</text:p>
      <text:p text:style-name="P45"><text:s text:c="4"/>// Transform a block of data into another, transformed one.</text:p>
      <text:p text:style-name="P45"><text:s text:c="4"/>// This operation must be such that the result of unwrapping the data of the</text:p>
      <text:p text:style-name="P45"><text:s text:c="4"/>// destination must be the equal to the source data</text:p>
      <text:p text:style-name="P46"><text:s text:c="4"/>void wrap(InputStream source, OutputStream destination) throws Exception;</text:p>
      <text:p text:style-name="P46"><text:s text:c="2"/></text:p>
      <text:p text:style-name="Code_20_block"><text:span text:style-name="T34"><text:s text:c="4"/></text:span><text:span text:style-name="T14">// Transform a block of data into another, reverse-transformed one</text:span></text:p>
      <text:p text:style-name="P45"><text:s text:c="4"/>// This method is the reverse operation with regards to wrap()</text:p>
      <text:p text:style-name="P46"><text:s text:c="4"/>void unwrap(InputStream source, OutputStream destination) throws Exception;</text:p>
      <text:p text:style-name="P46"><text:s text:c="2"/>}</text:p>
      <text:p text:style-name="P18"/>
      <text:p text:style-name="P1"><text:span text:style-name="T34">One very important thing to note is that the sequential application of the </text:span><text:span text:style-name="Code_20_char"><text:span text:style-name="T34">wrap()</text:span></text:span><text:span text:style-name="T34"> and </text:span><text:span text:style-name="Code_20_char"><text:span text:style-name="T34">unwrap()</text:span></text:span><text:span text:style-name="T34"> methods </text:span>must return exactly the original data<text:span text:style-name="T34">.</text:span></text:p>
      <text:p text:style-name="P18"/>
      <text:p text:style-name="P18">Also keep in mind that the data transformation is completely stateless. For instance there is no knowledge of where the data comes from or where it is going.</text:p>
      <text:p text:style-name="P18"/>
      <text:p text:style-name="P18">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18"/>
      <text:p text:style-name="P18">Here is our implementation of <text:span text:style-name="Code_20_char">JPPFDataTransform</text:span>:</text:p>
      <text:p text:style-name="P18"/>
      <text:p text:style-name="Standard"/>
      <text:p text:style-name="P43"><text:s text:c="2"/><text:span text:style-name="T13">//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13">// Secret (symetric) key used for encryption and decryption</text:span></text:p>
      <text:p text:style-name="Code_20_block"><text:s text:c="4"/>private static SecretKey secretKey = getSecretKey();</text:p>
      <text:p text:style-name="Code_20_block"/>
      <text:p text:style-name="Code_20_block"><text:s text:c="4"/><text:span text:style-name="T13">// Encrypt the data using streams</text:span></text:p>
      <text:p text:style-name="Code_20_block"><text:s text:c="4"/>public void wrap(InputStream source, OutputStream dest) throws Exception {</text:p>
      <text:p text:style-name="Code_20_block"><text:s text:c="6"/><text:span text:style-name="T13">// create a cipher instance</text:span></text:p>
      <text:p text:style-name="Code_20_block"><text:s text:c="6"/>Cipher cipher = Cipher.getInstance(Helper.getTransformation());</text:p>
      <text:p text:style-name="Code_20_block"><text:s text:c="6"/><text:span text:style-name="T13">// initialize the cipher with the key stored in the secured keystore</text:span></text:p>
      <text:p text:style-name="Code_20_block"><text:s text:c="6"/>cipher.init(Cipher.WRAP_MODE, getSecretKey());</text:p>
      <text:p text:style-name="Code_20_block"><text:s text:c="6"/><text:span text:style-name="T13">// generate a new key that we will use to encrypt the data</text:span></text:p>
      <text:p text:style-name="Code_20_block"><text:s text:c="6"/>SecretKey key = generateKey();</text:p>
      <text:p text:style-name="Code_20_block"><text:s text:c="6"/><text:span text:style-name="T13">// encrypt the new key, using the secret key found in the keystore</text:span></text:p>
      <text:p text:style-name="Code_20_block"><text:s text:c="6"/>byte[] keyBytes = cipher.wrap(key);</text:p>
      <text:p text:style-name="Code_20_block"><text:s text:c="6"/><text:span text:style-name="T13">// now we write the encrypted key before the data</text:span></text:p>
      <text:p text:style-name="Code_20_block"><text:s text:c="6"/>DataOutputStream dos = new DataOutputStream(dest);</text:p>
      <text:p text:style-name="Code_20_block"><text:s text:c="6"/><text:span text:style-name="T13">// write the key length</text:span></text:p>
      <text:p text:style-name="Code_20_block"><text:s text:c="6"/>dos.writeInt(keyBytes.length);</text:p>
      <text:p text:style-name="Code_20_block"><text:s text:c="6"/><text:span text:style-name="T13">// write the key content</text:span></text:p>
      <text:p text:style-name="Code_20_block"><text:s text:c="6"/>dos.write(keyBytes);</text:p>
      <text:p text:style-name="Code_20_block"/>
      <text:p text:style-name="Code_20_block"><text:s text:c="6"/><text:span text:style-name="T13">// get a new cipher for the actual encryption</text:span></text:p>
      <text:p text:style-name="Code_20_block"><text:s text:c="6"/>cipher = Cipher.getInstance(Helper.getTransformation());</text:p>
      <text:p text:style-name="Code_20_block"><text:s text:c="6"/><text:span text:style-name="T13">// init the cipher in encryption mode</text:span></text:p>
      <text:p text:style-name="Code_20_block"><text:s text:c="6"/>cipher.init(Cipher.ENCRYPT_MODE, key);</text:p>
      <text:p text:style-name="Code_20_block"><text:s text:c="6"/><text:span text:style-name="T13">// obtain a cipher output stream</text:span></text:p>
      <text:p text:style-name="Code_20_block"><text:s text:c="6"/>CipherOutputStream cos = new CipherOutputStream(dest, cipher);</text:p>
      <text:p text:style-name="Code_20_block"><text:s text:c="6"/><text:span text:style-name="T13">//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13">//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13">//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13">//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13">// get a new cipher for the actual decryption</text:span></text:p>
      <text:p text:style-name="Code_20_block"><text:s text:c="6"/>cipher = Cipher.getInstance(Helper.getTransformation());</text:p>
      <text:p text:style-name="Code_20_block"><text:s text:c="6"/><text:span text:style-name="T13">// init the cipher in decryption mode</text:span></text:p>
      <text:p text:style-name="Code_20_block"><text:s text:c="6"/>cipher.init(Cipher.DECRYPT_MODE, key);</text:p>
      <text:p text:style-name="Code_20_block"><text:s text:c="6"/><text:span text:style-name="T13">// obtain a cipher input stream</text:span></text:p>
      <text:p text:style-name="Code_20_block"><text:s text:c="6"/>CipherInputStream cis = new CipherInputStream(source, cipher);</text:p>
      <text:p text:style-name="Code_20_block"><text:s text:c="6"/><text:span text:style-name="T13">//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13">//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13">//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13">//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13">//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13">// load the keystore</text:span></text:p>
      <text:p text:style-name="Code_20_block"><text:s text:c="10"/>ks.load(is, password);</text:p>
      <text:p text:style-name="Code_20_block"><text:s text:c="10"/><text:span text:style-name="T13">//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11">Step 2: deploy the data transform implementation</text:p>
      <text:p text:style-name="P18"/>
      <text:p text:style-name="P18">The implementation code and related resources must be deployed in the class path of <text:span text:style-name="T9">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18"/>
      <text:p text:style-name="P11">Step 3: hook the implementation to JPPF</text:p>
      <text:p text:style-name="P18"/>
      <text:p text:style-name="P18">This is done by specifying the property <text:span text:style-name="Code_20_char"><text:span text:style-name="T1">jppf.data.transform.class</text:span></text:span> in the JPPF configuration file of each component:</text:p>
      <text:p text:style-name="P18"/>
      <text:p text:style-name="Code_20_block"><text:s text:c="2"/>jppf.data.transform.class = &lt;<text:span text:style-name="T6">fully qualified name of implementation class</text:span>&gt;</text:p>
      <text:p text:style-name="P16"/>
      <text:p text:style-name="P16">In our example it would be:</text:p>
      <text:p text:style-name="P16"/>
      <text:p text:style-name="Code_20_block"><text:s text:c="2"/>jppf.data.transform.class = org.jppf.example.dataencryption.SecureKeyCipherTransform</text:p>
      <text:list xml:id="list28602253" text:continue-list="list28595292" text:style-name="Outline">
        <text:list-item>
          <text:list>
            <text:list-item>
              <text:h text:style-name="P76" text:outline-level="2"><text:span text:style-name="T50">A</text:span>lternate object <text:span text:style-name="T50">serialization schemes</text:span></text:h>
            </text:list-item>
          </text:list>
        </text:list-item>
      </text:list>
      <text:p text:style-name="P19"><text:span text:style-name="T50">Throughout its implementation, </text:span>JPPF performs objects transport and associated serialization by the means of <text:span text:style-name="T50">a single interface: </text:span><text:a xlink:type="simple" xlink:href="http://www.jppf.org/api/index.html?org/jppf/serialization/JPPFSerialization.html"><text:span text:style-name="T50">JPPFSerialization</text:span></text:a>. <text:span text:style-name="T50">By configuring a specific implementation of this interface, you can change the way object serialization and deserialization are performed in a JPPF grid.</text:span></text:p>
      <text:p text:style-name="P20"/>
      <text:p text:style-name="P12"><text:span text:style-name="T25">Note </text:span><text:span text:style-name="T26">1</text:span><text:span text:style-name="T50">: </text:span><text:span text:style-name="T10">when </text:span><text:span text:style-name="T11">an </text:span><text:span text:style-name="T10">alternate </text:span><text:span text:style-name="T11">serialization scheme is</text:span><text:span text:style-name="T10"> <text:s/>specified, </text:span><text:span text:style-name="T11">it</text:span><text:span text:style-name="T10"> must be used by all JPPF clients, servers and nodes, otherwise JPPF will not work. The implementation class must also be present in the classpath of all JPPF components.</text:span></text:p>
      <text:p text:style-name="P24"/>
      <text:p text:style-name="P13"><text:span text:style-name="T31">Note </text:span><text:span text:style-name="T32">2</text:span><text:span text:style-name="T33">: </text:span><text:span text:style-name="T12">to the difference of JPPF 3.x and earlier versions, serialization schemes now also apply to objects passed via the management APIs</text:span><text:span text:style-name="T10">. </text:span><text:span text:style-name="T12">This implies that the nodes must always have the JMXMP protocol library (jmxremote_optional-1.0_01-ea.jar) in their classpath.</text:span></text:p>
      <text:list xml:id="list28589812" text:continue-numbering="true" text:style-name="Outline">
        <text:list-item>
          <text:list>
            <text:list-item>
              <text:list>
                <text:list-item>
                  <text:h text:style-name="P65" text:outline-level="3">Implementation</text:h>
                </text:list-item>
              </text:list>
            </text:list-item>
          </text:list>
        </text:list-item>
      </text:list>
      <text:p text:style-name="P35"><text:span text:style-name="T51">To create a new serialization scheme, you simply need to implement </text:span><text:a xlink:type="simple" xlink:href="http://www.jppf.org/api/index.html?org/jppf/serialization/JPPFSerialization.html"><text:span text:style-name="T35">JPPFSerialization</text:span></text:a><text:span text:style-name="T51">, defined as follows:</text:span></text:p>
      <text:p text:style-name="P37"/>
      <text:p text:style-name="P58">public interface JPPFSerialization {</text:p>
      <text:p text:style-name="P58"><text:s text:c="2"/></text:p>
      <text:p text:style-name="Code_20_block"><text:span text:style-name="T51"><text:s text:c="2"/></text:span><text:span text:style-name="T20">// Serialize an object into the specified output stream</text:span></text:p>
      <text:p text:style-name="P58"><text:s text:c="2"/>void serialize(Object o, OutputStream os) throws Exception;</text:p>
      <text:p text:style-name="P58"><text:s text:c="2"/></text:p>
      <text:p text:style-name="Code_20_block"><text:span text:style-name="T51"><text:s text:c="2"/></text:span><text:span text:style-name="T20">// Deserialize an object from the specified input stream</text:span></text:p>
      <text:p text:style-name="P58"><text:s text:c="2"/>Object deserialize(InputStream is) throws Exception;</text:p>
      <text:p text:style-name="P58">}</text:p>
      <text:p text:style-name="P36"/>
      <text:p text:style-name="P37">For example, we could wrap the default Java serialization into a serialization scheme as follows:</text:p>
      <text:p text:style-name="P37"/>
      <text:p text:style-name="P58"><text:s text:c="2"/>public class DefaultJavaSerialization implements JPPFSerialization {</text:p>
      <text:p text:style-name="P58"><text:s text:c="4"/>@Override</text:p>
      <text:p text:style-name="P58"><text:s text:c="4"/>public void serialize(final Object o, final OutputStream os) throws Exception {</text:p>
      <text:p text:style-name="P58"><text:s text:c="6"/>new ObjectOutputStream(os).writeObject(o);</text:p>
      <text:p text:style-name="P58"><text:s text:c="4"/>}</text:p>
      <text:p text:style-name="P58"><text:s text:c="2"/></text:p>
      <text:p text:style-name="P58"><text:s text:c="4"/>@Override</text:p>
      <text:p text:style-name="P58"><text:s text:c="4"/>public Object deserialize(final InputStream is) throws Exception {</text:p>
      <text:p text:style-name="P58"><text:s text:c="6"/>return new ObjectInputStream(is).readObject();</text:p>
      <text:p text:style-name="P58"><text:s text:c="4"/>}</text:p>
      <text:p text:style-name="P58"><text:s text:c="2"/>}</text:p>
      <text:list xml:id="list28595830" text:continue-numbering="true" text:style-name="Outline">
        <text:list-item>
          <text:list>
            <text:list-item>
              <text:list>
                <text:list-item>
                  <text:h text:style-name="Heading_20_3" text:outline-level="3">Specifying the <text:span text:style-name="T50">JPPFSerialization</text:span> implementation class</text:h>
                </text:list-item>
              </text:list>
            </text:list-item>
          </text:list>
        </text:list-item>
      </text:list>
      <text:p text:style-name="P16">This is done in the JPPF configuration file, by adding th<text:span text:style-name="T50">is</text:span> propert<text:span text:style-name="T50">y</text:span>:</text:p>
      <text:p text:style-name="P16"/>
      <text:p text:style-name="P56"><text:span text:style-name="T13"># </text:span><text:span text:style-name="T19">Define the implementation of the JPPF serialization scheme</text:span></text:p>
      <text:p text:style-name="P59">jppf.object.serialization.class = my_package.MyJPPFSerialization</text:p>
      <text:p text:style-name="P38"/>
      <text:p text:style-name="P34"><text:span text:style-name="T50">Where </text:span><text:span text:style-name="T8">my_package.MyJPPFSerialization</text:span><text:span text:style-name="T50"> implements the interface </text:span><text:a xlink:type="simple" xlink:href="http://www.jppf.org/api/index.html?org/jppf/serialization/JPPFSerialization.html"><text:span text:style-name="T35">JPPFSerialization</text:span></text:a><text:span text:style-name="T50">.</text:span></text:p>
      <text:list xml:id="list28583872" text:continue-numbering="true" text:style-name="Outline">
        <text:list-item>
          <text:list>
            <text:list-item>
              <text:list>
                <text:list-item>
                  <text:h text:style-name="Heading_20_3" text:outline-level="3">Built-in implementations</text:h>
                </text:list-item>
              </text:list>
            </text:list-item>
          </text:list>
        </text:list-item>
      </text:list>
      <text:p text:style-name="P16">Out of the box, JPPF provides 3 serialization schemes:</text:p>
      <text:list xml:id="list28586402"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18">This is the default Java serialization mechanism, using <text:s/>the known JDK classes <text:a xlink:type="simple" xlink:href="http://docs.oracle.com/javase/7/docs/api/index.html?java/io/ObjectInputStream.html">java.io.ObjectInputStream</text:a> and <text:a xlink:type="simple" xlink:href="http://docs.oracle.com/javase/7/docs/api/index.html?java/io/ObjectOutputStream.html">java.io.ObjectOutputStream</text:a>. It is used by default, when no serialization scheme is specified. <text:span text:style-name="T52">The corresponding implementation class is </text:span><text:a xlink:type="simple" xlink:href="http://www.jppf.org/api/index.html?org/jppf/serialization/DefaultJavaSerialization.html"><text:span text:style-name="T52">DefaultJavaSerialization</text:span></text:a><text:span text:style-name="T52">.</text:span></text:p>
      <text:list xml:id="list28576552"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18">This is a serialization scheme implemented from scratch, which functions pretty much like the standard Java mechanism with one major difference: <text:span text:style-name="T6">it enables the serialization of classes that do not implement </text:span><text:a xlink:type="simple" xlink:href="http://docs.oracle.com/javase/7/docs/api/index.html?java/io/Serializable.html"><text:span text:style-name="T6">java.io.Serializable</text:span></text:a><text:span text:style-name="T6"> nor </text:span><text:a xlink:type="simple" xlink:href="http://docs.oracle.com/javase/7/docs/api/index.html?java/io/Externalizable.html"><text:span text:style-name="T6">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18"/>
      <text:p text:style-name="P18"/>
      <text:p text:style-name="P42">The JPPF implementation relies on an extension of the standard mechanism by defining 2 new classes:</text:p>
      <text:p text:style-name="P18"><text:a xlink:type="simple" xlink:href="http://www.jppf.org/api/index.html?org/jppf/serialization/JPPFObjectInputStream.html">JPPFObjectInputStream</text:a> and <text:a xlink:type="simple" xlink:href="http://www.jppf.org/api/index.html?org/jppf/serialization/JPPFObjectOutputStream.html">JPPFObjectOutputStream</text:a>.</text:p>
      <text:p text:style-name="P18"/>
      <text:p text:style-name="P18">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18"/>
      <text:p text:style-name="P1"><text:span text:style-name="T34">This implementation is also slower than the default Java one: serialization and deserialization of an object graph takes generally around 50% more time. This overhead will be signif</text:span><text:span text:style-name="T36">i</text:span><text:span text:style-name="T34">cant essentially for very short-lived tasks (i.e. a few milliseconds). It is thus recommended to use the default Java serialization whenever it is possible.</text:span></text:p>
      <text:p text:style-name="P18"/>
      <text:p text:style-name="P18">To specify this scheme in your JPPF configuration:</text:p>
      <text:p text:style-name="P16"/>
      <text:p text:style-name="P44"># configure the object stream builder implementation</text:p>
      <text:p text:style-name="P57"><text:span text:style-name="T50">jppf.object.serialization.class = </text:span><text:span text:style-name="T52">org.jppf.serialization.DefaultJPPFSerialization</text:span></text:p>
      <text:list xml:id="list28575683"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17"><text:span text:style-name="T28">JPPF has a built-in Object Stream Builder that uses XStream to provide XML serialization: </text:span><text:a xlink:type="simple" xlink:href="http://www.jppf.org/api/index.html?org/jppf/serialization/XstreamSerialization.html"><text:span text:style-name="T28">Xstream</text:span></text:a><text:a xlink:type="simple" xlink:href="http://www.jppf.org/api/index.html?org/jppf/serialization/XstreamSerialization.html"><text:span text:style-name="T29">Serialization</text:span></text:a><text:span text:style-name="T28">. To use it, simply specify:</text:span></text:p>
      <text:p text:style-name="P22"/>
      <text:p text:style-name="Code_20_block"><text:s text:c="2"/><text:span text:style-name="T13"># configure the object stream builder implementation</text:span></text:p>
      <text:p text:style-name="Code_20_block"><text:span text:style-name="Code_20_char"><text:span text:style-name="T28"><text:s text:c="2"/>jppf.object.stream.builder = org.jppf.serialization.Xstream</text:span></text:span><text:span text:style-name="Code_20_char"><text:span text:style-name="T29">Serialization</text:span></text:span></text:p>
      <text:p text:style-name="P22"/>
      <text:p text:style-name="P22">in the JPPF configuration files. </text:p>
      <text:p text:style-name="P22"/>
      <text:p text:style-name="P16"><text:span text:style-name="T28">You will also need the XStream 1.3 (or later) jar file and the xpp3 jar file available in the </text:span><text:a xlink:type="simple" xlink:href="http://xstream.codehaus.org/"><text:span text:style-name="T28">XStream</text:span></text:a><text:span text:style-name="T28"> distribution</text:span></text:p>
      <text:list xml:id="list28600924" text:continue-numbering="true" text:style-name="Outline">
        <text:list-item>
          <text:list>
            <text:list-item>
              <text:list>
                <text:list-item>
                  <text:list>
                    <text:list-item>
                      <text:h text:style-name="P64" text:outline-level="4">Kryo serialization sample</text:h>
                    </text:list-item>
                  </text:list>
                </text:list-item>
              </text:list>
            </text:list-item>
          </text:list>
        </text:list-item>
      </text:list>
      <text:p text:style-name="P23"><text:span text:style-name="T53">The </text:span><text:a xlink:type="simple" xlink:href="http://www.jppf.org/samples-pack/KryoSerializer/Readme.php"><text:span text:style-name="T53">Kryo serialization sample</text:span></text:a><text:span text:style-name="T53"> provides an implementation of JPPFSerialization which uses the </text:span><text:a xlink:type="simple" xlink:href="http://code.google.com/p/kryo/"><text:span text:style-name="T53">Kryo</text:span></text:a><text:span text:style-name="T53"> library for serializing and des</text:span><text:span text:style-name="T54">e</text:span><text:span text:style-name="T53">rializing Java objects.</text:span></text:p>
      <text:list xml:id="list28581251" text:continue-numbering="true" text:style-name="Outline">
        <text:list-item>
          <text:list>
            <text:list-item>
              <text:h text:style-name="P76" text:outline-level="2">Creating a custom load-balancer</text:h>
            </text:list-item>
          </text:list>
        </text:list-item>
      </text:list>
      <text:p text:style-name="Standard"><text:span text:style-name="T24">Related sample</text:span>: “<text:a xlink:type="simple" xlink:href="http://www.jppf.org/samples-pack/CustomLoadBalancer/Readme.php">CustomLoadBalancer</text:a>” in the JPPF samples pack.</text:p>
      <text:list xml:id="list28575417"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13">// Get the latest computed bundle size</text:span></text:p>
      <text:p text:style-name="Code_20_block"><text:s text:c="4"/>public int getBundleSize();</text:p>
      <text:p text:style-name="Code_20_block"><text:s text:c="2"/></text:p>
      <text:p text:style-name="Code_20_block"><text:s text:c="4"/><text:span text:style-name="T13">//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13">// Make a copy of this bundler</text:span></text:p>
      <text:p text:style-name="Code_20_block"><text:s text:c="4"/>public Bundler copy();</text:p>
      <text:p text:style-name="Code_20_block"><text:s text:c="2"/></text:p>
      <text:p text:style-name="Code_20_block"><text:s text:c="4"/><text:span text:style-name="T13">// Get the timestamp at which this bundler was created</text:span></text:p>
      <text:p text:style-name="Code_20_block"><text:s text:c="4"/>public long getTimestamp();</text:p>
      <text:p text:style-name="Code_20_block"><text:s text:c="2"/></text:p>
      <text:p text:style-name="Code_20_block"><text:s text:c="4"/><text:span text:style-name="T13">// Release the resources used by this bundler</text:span></text:p>
      <text:p text:style-name="Code_20_block"><text:s text:c="4"/>public void dispose();</text:p>
      <text:p text:style-name="Code_20_block"><text:s text:c="2"/></text:p>
      <text:p text:style-name="Code_20_block"><text:s text:c="4"/><text:span text:style-name="T13">// Perform context-independant initializations</text:span></text:p>
      <text:p text:style-name="Code_20_block"><text:s text:c="4"/>public void setup();</text:p>
      <text:p text:style-name="Code_20_block"><text:s text:c="2"/></text:p>
      <text:p text:style-name="Code_20_block"><text:s text:c="4"/><text:span text:style-name="T13">//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8592342" text:continue-list="list28590767" text:style-name="List_20_2">
        <text:list-item>
          <text:p text:style-name="P80">when the server starts up, it creates a bundler instance based on the load-balancing algorithm specified in the configuration file</text:p>
        </text:list-item>
        <text:list-item>
          <text:p text:style-name="P80">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80">when a node is disconnected, the server will call the <text:span text:style-name="Code_20_char">dispose()</text:span> method on the corresponding bundler, then discard it</text:p>
        </text:list-item>
        <text:list-item>
          <text:p text:style-name="P80">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24">Note</text:span>: <text:span text:style-name="T6">all JPPF built-in load balancing algorithms are implemented and plugged-in as custom algorithms</text:span></text:p>
      <text:list xml:id="list28588082" text:continue-list="list28575417"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13">//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index.html?org/jppf/server/scheduler/bundle/fixedsize/FixedSizeProfile.html"><text:span text:style-name="Code_20_char">FixedSizeProfile</text:span></text:a> class:</text:p>
      <text:p text:style-name="P1"/>
      <text:p text:style-name="Code_20_block"><text:s text:c="2"/><text:span text:style-name="T13">// Profile for the fixed bundle size load-balancing algorithm</text:span></text:p>
      <text:p text:style-name="Code_20_block"><text:s text:c="2"/>public class FixedSizeProfile implements LoadBalancingProfile {</text:p>
      <text:p text:style-name="Code_20_block"><text:s text:c="4"/><text:span text:style-name="T13">// The bundle size</text:span></text:p>
      <text:p text:style-name="Code_20_block"><text:s text:c="4"/>private int size = 1;</text:p>
      <text:p text:style-name="Code_20_block"><text:s text:c="2"/></text:p>
      <text:p text:style-name="Code_20_block"><text:s text:c="4"/><text:span text:style-name="T13">// Default constructor</text:span></text:p>
      <text:p text:style-name="Code_20_block"><text:s text:c="4"/>public FixedSizeProfile() {</text:p>
      <text:p text:style-name="Code_20_block"><text:s text:c="4"/>}</text:p>
      <text:p text:style-name="Code_20_block"><text:s text:c="2"/></text:p>
      <text:p text:style-name="Code_20_block"><text:s text:c="4"/><text:span text:style-name="T13">//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13">//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13">//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13">//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index.html?org/jppf/utils/TypedProperties.html"><text:span text:style-name="Code_20_char">TypedProperties</text:span></text:a> parameter, which will allow us to read the size parameter from the JPPF configuration file.</text:p>
      <text:p text:style-name="P1"/>
      <text:p text:style-name="P1"/>
      <text:p text:style-name="P40">Now let's take a look at the algorithm implementation itself:</text:p>
      <text:p text:style-name="P1"/>
      <text:p text:style-name="Code_20_block"><text:s text:c="2"/>public class FixedSizeBundler extends AbstractBundler {</text:p>
      <text:p text:style-name="Code_20_block"><text:s text:c="4"/><text:span text:style-name="T13">//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13">//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13">//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13">//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24">Tip</text:span>: <text:span text:style-name="T6">if your algorithm depends on the number of nodes, you can use a bundler instances count as a static variable in your implementation, and use the </text:span><text:span text:style-name="Code_20_char"><text:span text:style-name="T28">setup()</text:span></text:span><text:span text:style-name="T6"> and </text:span><text:span text:style-name="Code_20_char"><text:span text:style-name="T28">dispose()</text:span></text:span><text:span text:style-name="T6">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8572726" text:continue-numbering="true" text:style-name="Outline">
        <text:list-item>
          <text:list>
            <text:list-item>
              <text:list>
                <text:list-item>
                  <text:h text:style-name="P67"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13">// Get the name of the algorithm defined by this provider</text:span></text:p>
      <text:p text:style-name="Code_20_block"><text:s text:c="4"/><text:span text:style-name="T13">//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13">//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13">//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13">//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13">//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13">//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8581981"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47"><text:s text:c="2"/>org.jppf.server.scheduler.bundle.providers.FixedSizeBundlerProvider</text:p>
      <text:p text:style-name="P18"/>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8586005"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index.html?org/jppf/server/scheduler/bundle/NodeAwareness.html"><text:span text:style-name="Code_20_char">NodeAwareness</text:span></text:a>, defined as follows:</text:p>
      <text:p text:style-name="Standard"/>
      <text:p text:style-name="Code_20_block"><text:s text:c="2"/><text:span text:style-name="T13">// Bundler implementations should implement this interface</text:span></text:p>
      <text:p text:style-name="Code_20_block"><text:s text:c="2"/><text:span text:style-name="T13">// if they wish to have access to a node's configuration</text:span></text:p>
      <text:p text:style-name="Code_20_block"><text:s text:c="2"/>public interface NodeAwareness {</text:p>
      <text:p text:style-name="Code_20_block"><text:s text:c="4"/><text:span text:style-name="T13">// Get the corresponding node's system information</text:span></text:p>
      <text:p text:style-name="Code_20_block"><text:s text:c="4"/>JPPFSystemInformation getNodeConfiguration();</text:p>
      <text:p text:style-name="Code_20_block"><text:s text:c="2"/></text:p>
      <text:p text:style-name="Code_20_block"><text:s text:c="4"/><text:span text:style-name="T13">//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8599893" text:continue-list="list1028114260101064313" text:style-name="List_20_1">
        <text:list-item>
          <text:p text:style-name="P94">when the node connects to the server</text:p>
        </text:list-item>
        <text:list-item>
          <text:p text:style-name="P94">when the node's number of processing threads has been updated dynamically (through the admin console or management APIs)</text:p>
        </text:list-item>
      </text:list>
      <text:p text:style-name="Standard"/>
      <text:p text:style-name="Standard">A sample usage of <text:a xlink:type="simple" xlink:href="http://www.jppf.org/api/index.html?org/jppf/server/scheduler/bundle/NodeAwareness.html"><text:span text:style-name="Code_20_char">NodeAwareness</text:span></text:a> can be found in the CustomLoadBalancer sample, in the JPPF samples pack.</text:p>
      <text:list xml:id="list28591505" text:continue-list="list28586005"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index.html?org/jppf/server/scheduler/bundle/JobAwareness.html"><text:span text:style-name="Code_20_char">JobAwareness</text:span></text:a>, defined as follows:</text:p>
      <text:p text:style-name="P1"/>
      <text:p text:style-name="P44"><text:s text:c="2"/>// Bundler implementations should implement this interface</text:p>
      <text:p text:style-name="P44"><text:s text:c="2"/>// if they wish to have access to a job's metadata</text:p>
      <text:p text:style-name="Code_20_block"><text:s text:c="2"/>public interface JobAwareness {</text:p>
      <text:p text:style-name="Code_20_block"><text:s text:c="4"/><text:span text:style-name="T13">// Get the current job's metadata</text:span></text:p>
      <text:p text:style-name="Code_20_block"><text:s text:c="4"/>JobMetadata getJobMetadata();</text:p>
      <text:p text:style-name="Code_20_block"><text:s text:c="2"/></text:p>
      <text:p text:style-name="Code_20_block"><text:s text:c="4"/><text:span text:style-name="T13">//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8592986" text:continue-numbering="true" text:style-name="Outline">
        <text:list-item>
          <text:list>
            <text:list-item>
              <text:h text:style-name="P76"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13">// Called when a node is connected to the server</text:span></text:p>
      <text:p text:style-name="Code_20_block"><text:s text:c="4"/>void nodeConnected(NodeConnectionEvent event);</text:p>
      <text:p text:style-name="Code_20_block"><text:s text:c="2"/></text:p>
      <text:p text:style-name="Code_20_block"><text:s text:c="4"/><text:span text:style-name="T13">//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13">//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13">// Get the host on which the node is running</text:span></text:p>
      <text:p text:style-name="Code_20_block"><text:s text:c="4"/>public String getHost()</text:p>
      <text:p text:style-name="Code_20_block"><text:s text:c="2"/></text:p>
      <text:p text:style-name="Code_20_block"><text:s text:c="4"/><text:span text:style-name="T13">// Get the port on which the node's JMX server is listening</text:span></text:p>
      <text:p text:style-name="Code_20_block"><text:s text:c="4"/>public int getPort()</text:p>
      <text:p text:style-name="Code_20_block"><text:s text:c="2"/></text:p>
      <text:p text:style-name="Code_20_block"><text:s text:c="4"/><text:span text:style-name="T13">// Get the system information associated with the node at the time</text:span></text:p>
      <text:p text:style-name="Code_20_block"><text:s text:c="4"/><text:span text:style-name="T13">// it established the connection</text:span></text:p>
      <text:p text:style-name="Code_20_block"><text:s text:c="4"/>public JPPFSystemInformation getSystemInfo()</text:p>
      <text:p text:style-name="Code_20_block"><text:s text:c="2"/></text:p>
      <text:p text:style-name="Code_20_block"><text:s text:c="4"/><text:span text:style-name="T13">// Get the node's unique id (UUID)</text:span></text:p>
      <text:p text:style-name="Code_20_block"><text:s text:c="4"/>public String getId()</text:p>
      <text:p text:style-name="Code_20_block"><text:s text:c="2"/></text:p>
      <text:p text:style-name="Code_20_block"><text:s text:c="4"/><text:span text:style-name="T13">// Determine whether this information represents another driver,</text:span></text:p>
      <text:p text:style-name="Code_20_block"><text:s text:c="4"/><text:span text:style-name="T13">// connected as a peer to the current driver</text:span></text:p>
      <text:p text:style-name="Code_20_block"><text:s text:c="4"/>public boolean isDriver()</text:p>
      <text:p text:style-name="Code_20_block"><text:s text:c="2"/></text:p>
      <text:p text:style-name="Code_20_block"><text:s text:c="4"/><text:span text:style-name="T13">//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index.html?org/jppf/management/JPPFSystemInformation.html"><text:span text:style-name="Code_20_char">JPPFSystemInformation</text:span></text:a>.</text:p>
      <text:p text:style-name="P1"/>
      <text:p text:style-name="P6"><text:span text:style-name="T2">Note</text:span><text:span text:style-name="T42">: </text:span><text:span text:style-name="T7">from the </text:span><text:span text:style-name="Code_20_char"><text:span text:style-name="T7">nodeConnected()</text:span></text:span><text:span text:style-name="T7"> method, you may refuse the connection by throwing a </text:span><text:a xlink:type="simple" xlink:href="http://docs.oracle.com/javase/7/docs/api/index.html?java/lang/RuntimeException.html"><text:span text:style-name="T7">RuntimeException</text:span></text:a><text:span text:style-name="T7">. This will cause the JPPF driver to terminate the connection.</text:span></text:p>
      <text:p text:style-name="P1"/>
      <text:p text:style-name="P1">To deploy the extension:</text:p>
      <text:p text:style-name="P1"/>
      <text:list xml:id="list28578619" text:continue-list="list28592342" text:style-name="List_20_2">
        <text:list-item>
          <text:p text:style-name="P80">create a file named <text:span text:style-name="T1">org.jppf.server.event.NodeConnectionListener</text:span> in the <text:span text:style-name="T1">META-INF/services</text:span> folder</text:p>
        </text:list-item>
        <text:list-item>
          <text:p text:style-name="P78">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80">create a jar with your code and and service definition file and add it to the driver's classpath, or simply add your classes folder to the driver's classpath.</text:p>
        </text:list-item>
      </text:list>
      <text:p text:style-name="P1"/>
      <text:list xml:id="list28583133" text:continue-list="list28592986" text:style-name="Outline">
        <text:list-item>
          <text:list>
            <text:list-item>
              <text:h text:style-name="P76"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857915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index.html?org/jppf/node/event/NodeLifeCycleListener.html"><text:span text:style-name="Code_20_char">NodeLifeCycleListener</text:span></text:a>, which is defined as follows:</text:p>
      <text:p text:style-name="Standard"/>
      <text:p text:style-name="Code_20_block">public interface NodeLifeCycleListener extends EventListener {</text:p>
      <text:p text:style-name="Code_20_block"><text:s text:c="2"/><text:span text:style-name="T13">// Called when the node has finished initializing,</text:span></text:p>
      <text:p text:style-name="Code_20_block"><text:s text:c="2"/><text:span text:style-name="T13">// and before it starts processing jobs</text:span></text:p>
      <text:p text:style-name="Code_20_block"><text:s text:c="2"/>void nodeStarting(NodeLifeCycleEvent event);</text:p>
      <text:p text:style-name="Code_20_block"/>
      <text:p text:style-name="Code_20_block"><text:s text:c="2"/><text:span text:style-name="T13">// Called when the node is terminating</text:span></text:p>
      <text:p text:style-name="Code_20_block"><text:s text:c="2"/>void nodeEnding(NodeLifeCycleEvent event);</text:p>
      <text:p text:style-name="P60"/>
      <text:p text:style-name="P60"><text:s text:c="2"/><text:span text:style-name="T13">// Called when the node has loaded a job header and before</text:span></text:p>
      <text:p text:style-name="P60"><text:s text:c="2"/><text:span text:style-name="T13">// the DataProvider or any of the tasks has been loaded</text:span></text:p>
      <text:p text:style-name="P60"><text:s text:c="2"/>void jobHeaderLoaded(NodeLifeCycleEvent event);</text:p>
      <text:p text:style-name="P60"/>
      <text:p text:style-name="Code_20_block"><text:s text:c="2"/><text:span text:style-name="T13">// Called before the node starts processing a job</text:span></text:p>
      <text:p text:style-name="Code_20_block"><text:s text:c="2"/>void jobStarting(NodeLifeCycleEvent event);</text:p>
      <text:p text:style-name="Code_20_block"/>
      <text:p text:style-name="Code_20_block"><text:s text:c="2"/><text:span text:style-name="T13">// Called after the node finishes processing a job</text:span></text:p>
      <text:p text:style-name="Code_20_block"><text:s text:c="2"/>void jobEnding(NodeLifeCycleEvent event);</text:p>
      <text:p text:style-name="Code_20_block">}</text:p>
      <text:p text:style-name="Standard"/>
      <text:p text:style-name="Standard">Each method in the listener receives an event of type <text:a xlink:type="simple" xlink:href="http://www.jppf.org/api/index.html?org/jppf/node/event/NodeLifeCycleEvent.html"><text:span text:style-name="Code_20_char">NodeLifeCycleEvent</text:span></text:a>, which provides the following API:</text:p>
      <text:p text:style-name="Standard"/>
      <text:p text:style-name="Code_20_block">public class NodeLifeCycleEvent extends EventObject {</text:p>
      <text:p text:style-name="P48"><text:s text:c="2"/><text:span text:style-name="T13">// Get the object representing the current JPPF node</text:span></text:p>
      <text:p text:style-name="P48"><text:s text:c="2"/>public Node getNode()</text:p>
      <text:p text:style-name="P48"><text:s text:c="2"/><text:span text:style-name="T13">// </text:span><text:span text:style-name="T16">The type of this event</text:span></text:p>
      <text:p text:style-name="P48"><text:s text:c="2"/>public <text:span text:style-name="T41">NodeLifeCycleEventType</text:span> get<text:span text:style-name="T41">Type</text:span>()</text:p>
      <text:p text:style-name="P48"><text:s text:c="2"/><text:span text:style-name="T13">// Get the job currently being executed</text:span></text:p>
      <text:p text:style-name="Code_20_block"><text:s text:c="2"/>public JPPFDistributedJob getJob();</text:p>
      <text:p text:style-name="Code_20_block"><text:s text:c="2"/><text:span text:style-name="T13">// Get the tasks currently being executed</text:span></text:p>
      <text:p text:style-name="Code_20_block"><text:s text:c="2"/>public List&lt;Task&gt; getTasks();</text:p>
      <text:p text:style-name="Code_20_block"><text:s text:c="2"/><text:span text:style-name="T13">// Get the data provider for the job</text:span></text:p>
      <text:p text:style-name="Code_20_block"><text:s text:c="2"/>public DataProvider getDataProvider();</text:p>
      <text:p text:style-name="Code_20_block"><text:s text:c="2"/><text:span text:style-name="T13">// Get the class loader used to load the tasks and</text:span></text:p>
      <text:p text:style-name="P44"><text:s text:c="2"/>// the classes they need from the client</text:p>
      <text:p text:style-name="Code_20_block"><text:s text:c="2"/><text:span text:style-name="T37">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41">The type of the event is available as an instance of the typesafe enum </text:span><text:a xlink:type="simple" xlink:href="http://www.jppf.org/api/index.html?org/jppf/node/event/NodeLifeCycleEventType.html"><text:span text:style-name="T41">NodeLifeCycleEventType</text:span></text:a><text:span text:style-name="T41">, defined as follows:</text:span></text:p>
      <text:p text:style-name="P25"/>
      <text:p text:style-name="P49">public enum NodeLifeCycleEventType {</text:p>
      <text:p text:style-name="Code_20_block"><text:span text:style-name="T41"><text:s text:c="2"/></text:span><text:span text:style-name="T16">// nodeStarting() notification</text:span></text:p>
      <text:p text:style-name="P49"><text:s text:c="2"/>NODE_STARTING,</text:p>
      <text:p text:style-name="Code_20_block"><text:span text:style-name="T41"><text:s text:c="2"/></text:span><text:span text:style-name="T16">// nodeEnding() notification</text:span></text:p>
      <text:p text:style-name="P49"><text:s text:c="2"/>NODE_ENDING,</text:p>
      <text:p text:style-name="Code_20_block"><text:span text:style-name="T41"><text:s text:c="2"/></text:span><text:span text:style-name="T16">// jobHeaderLoaded() notification</text:span></text:p>
      <text:p text:style-name="P49"><text:s text:c="2"/>JOB_HEADER_LOADED,</text:p>
      <text:p text:style-name="Code_20_block"><text:span text:style-name="T41"><text:s text:c="2"/></text:span><text:span text:style-name="T16">// jobStarting() notification</text:span></text:p>
      <text:p text:style-name="P49"><text:s text:c="2"/>JOB_STARTING,</text:p>
      <text:p text:style-name="Code_20_block"><text:span text:style-name="T41"><text:s text:c="2"/></text:span><text:span text:style-name="T16">// jobEnded() notification</text:span></text:p>
      <text:p text:style-name="P49"><text:s text:c="2"/>JOB_ENDING</text:p>
      <text:p text:style-name="P49"><text:s/>}</text:p>
      <text:p text:style-name="P1"/>
      <text:p text:style-name="P1">You will also notice that the method <text:span text:style-name="Code_20_char">getTasks()</text:span> returns a list of <text:a xlink:type="simple" xlink:href="http://www.jppf.org/api/index.html?org/jppf/node/protocol/Task.html"><text:span text:style-name="Code_20_char">Task&lt;T&gt;</text:span></text:a> instances. <text:span text:style-name="Code_20_char">Task&lt;T&gt;</text:span> is the interface for all JPPF tasks, and can be safely cast to <text:a xlink:type="simple" xlink:href="http://www.jppf.org/api/index.html?org/jppf/server/protocol/JPPFTask.html"><text:span text:style-name="Code_20_char">JPPFTask</text:span></text:a> for all practical purposes.</text:p>
      <text:p text:style-name="P1"/>
      <text:p text:style-name="P1"><text:soft-page-break/><text:a xlink:type="simple" xlink:href="http://www.jppf.org/api/index.html?org/jppf/node/protocol/JPPFDistributedJob.html"><text:span text:style-name="Code_20_char">JPPFDistributedJob</text:span></text:a> is an interface common to client side jobs (see <text:a xlink:type="simple" xlink:href="http://www.jppf.org/api/index.html?org/jppf/client/JPPFJob.html"><text:span text:style-name="Code_20_char">JPPFJob</text:span></text:a>) and server / node side jobs (see <text:a xlink:type="simple" xlink:href="http://www.jppf.org/api/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3">// Get the user-defined display name for this job</text:span></text:p>
      <text:p text:style-name="Code_20_block"><text:s text:c="3"/><text:span text:style-name="T13">// This is the name displayed in the administration console</text:span></text:p>
      <text:p text:style-name="Code_20_block"><text:s text:c="2"/>String getName();</text:p>
      <text:p text:style-name="Code_20_block"><text:s text:c="2"/></text:p>
      <text:p text:style-name="Code_20_block"><text:s text:c="2"/><text:span text:style-name="T13">// Get the universal unique id for this job</text:span></text:p>
      <text:p text:style-name="Code_20_block"><text:s text:c="2"/>String getUuid();</text:p>
      <text:p text:style-name="Code_20_block"/>
      <text:p text:style-name="Code_20_block"><text:s text:c="2"/><text:span text:style-name="T13">// Get the service level agreement between the job and the server</text:span></text:p>
      <text:p text:style-name="Code_20_block"><text:s text:c="2"/>JobSLA getSLA();</text:p>
      <text:p text:style-name="Code_20_block"/>
      <text:p text:style-name="Code_20_block"><text:s text:c="2"/><text:span text:style-name="T13">//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28602443" text:continue-list="list28578619" text:style-name="List_20_2">
        <text:list-item>
          <text:p text:style-name="P80">create a file in <text:span text:style-name="Code_20_char"><text:span text:style-name="T1">META-INF/services</text:span></text:span> named “<text:span text:style-name="Code_20_char"><text:span text:style-name="T1">org.jppf.node.event.NodeLifeCycleListener</text:span></text:span>”</text:p>
        </text:list-item>
        <text:list-item>
          <text:p text:style-name="P80">in this file, add the fully qualified class name of your implementation of the interface</text:p>
        </text:list-item>
        <text:list-item>
          <text:p text:style-name="P80">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39"><text:span text:style-name="T4">Note regarding the </text:span><text:span text:style-name="Code_20_char"><text:span text:style-name="T4">jobHeaderLoaded()</text:span></text:span><text:span text:style-name="T4"> notification</text:span><text:span text:style-name="T55">:</text:span></text:p>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index.html?org/jppf/node/event/NodeLifeCycleListener.html"><text:span text:style-name="Code_20_char">NodeLifeCycleListener</text:span></text:a> interface, which simply prints the events to the node's console:</text:p>
      <text:p text:style-name="Standard"/>
      <text:p text:style-name="Code_20_block">package myPackage;</text:p>
      <text:p text:style-name="Code_20_block"><text:s text:c="2"/></text:p>
      <text:p text:style-name="Code_20_block">public class MyNodeListener implements NodeLifeCycleListener {</text:p>
      <text:p text:style-name="Code_20_block"><text:s text:c="2"/><text:span text:style-name="T56">@Override</text:span></text:p>
      <text:p text:style-name="Code_20_block"><text:s text:c="2"/>public void nodeStarting(NodeLifeCycleEvent event) {</text:p>
      <text:p text:style-name="Code_20_block"><text:s text:c="4"/>System.out.println("node ready to process jobs");</text:p>
      <text:p text:style-name="Code_20_block"><text:s text:c="2"/>}</text:p>
      <text:p text:style-name="Code_20_block"/>
      <text:p text:style-name="P61"><text:s text:c="2"/><text:span text:style-name="T56">@Override</text:span></text:p>
      <text:p text:style-name="P61"><text:s text:c="2"/>public void nodeEnding(NodeLifeCycleEvent event) {</text:p>
      <text:p text:style-name="Code_20_block"><text:s text:c="4"/>System.out.println("node ending");</text:p>
      <text:p text:style-name="Code_20_block"><text:s text:c="2"/>}</text:p>
      <text:p text:style-name="P60"/>
      <text:p text:style-name="P61"><text:s text:c="2"/><text:span text:style-name="T56">@Override</text:span></text:p>
      <text:p text:style-name="P61"><text:s text:c="2"/>public void job<text:span text:style-name="T55">HeaderLoaded</text:span>(NodeLifeCycleEvent event) {</text:p>
      <text:p text:style-name="P60"><text:s text:c="4"/>JPPFDistributedJob job = event.getJob();</text:p>
      <text:p text:style-name="P60"><text:s text:c="4"/>System.out.println("node <text:span text:style-name="T55">loaded header for </text:span>job '" + job.getId() +</text:p>
      <text:p text:style-name="P60"><text:s text:c="6"/>"' <text:span text:style-name="T55">using</text:span> <text:span text:style-name="T55">task class loader </text:span>" + event.getTask<text:span text:style-name="T55">ClassLoader</text:span>());</text:p>
      <text:p text:style-name="P60"><text:s text:c="2"/>}</text:p>
      <text:p text:style-name="P60"/>
      <text:p text:style-name="P61"><text:s text:c="2"/><text:span text:style-name="T56">@Override</text:span></text:p>
      <text:p text:style-name="P61"><text:s text:c="2"/>public void jobStarting(NodeLifeCycleEvent event) {</text:p>
      <text:p text:style-name="Code_20_block"><text:s text:c="4"/>JPPFDistributedJob job = event.getJob();</text:p>
      <text:p text:style-name="Code_20_block"><text:s text:c="4"/>System.out.println("node starting job '" + job.getId() + "' with " +</text:p>
      <text:p text:style-name="Code_20_block"><text:s text:c="6"/>event.getTasks().size() + " tasks");</text:p>
      <text:p text:style-name="Code_20_block"><text:s text:c="2"/>}</text:p>
      <text:p text:style-name="Code_20_block"/>
      <text:p text:style-name="P61"><text:s text:c="2"/><text:span text:style-name="T56">@Override</text:span></text:p>
      <text:p text:style-name="P61"><text:s text:c="2"/>public void jobEnding(NodeLifeCycleEvent event) {</text:p>
      <text:p text:style-name="Code_20_block"><text:s text:c="4"/>System.out.println("node finished job '" + event.getJob().getId() + "'");</text:p>
      <text:p text:style-name="Code_20_block"><text:s text:c="2"/>}</text:p>
      <text:p text:style-name="Code_20_block">}</text:p>
      <text:p text:style-name="P1"><text:soft-page-break/>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8591374" text:continue-numbering="true" text:style-name="List_20_2">
        <text:list-item>
          <text:p text:style-name="P78">“<text:a xlink:type="simple" xlink:href="http://www.jppf.org/samples-pack/NodeLifeCycle/Readme.php">NodeLifeCycle</text:a>”</text:p>
        </text:list-item>
        <text:list-item>
          <text:p text:style-name="P78">“<text:a xlink:type="simple" xlink:href="http://www.jppf.org/samples-pack/NodeTray/Readme.php"><text:span text:style-name="T57">Node Tray</text:span></text:a>”</text:p>
        </text:list-item>
        <text:list-item>
          <text:p text:style-name="P79">“<text:a xlink:type="simple" xlink:href="http://www.jppf.org/samples-pack/ExtendedClassLoading/Readme.php">Extended Class Loading</text:a>”</text:p>
        </text:list-item>
      </text:list>
      <text:list xml:id="list28579287" text:continue-list="list28579156" text:style-name="Outline">
        <text:list-item>
          <text:list>
            <text:list-item>
              <text:list>
                <text:list-item>
                  <text:h text:style-name="P66" text:outline-level="3">Error handler</text:h>
                </text:list-item>
              </text:list>
            </text:list-item>
          </text:list>
        </text:list-item>
      </text:list>
      <text:p text:style-name="P2"><text:span text:style-name="T38">It is now possible to provide an error handler for each </text:span><text:span text:style-name="Code_20_char"><text:span text:style-name="T38">NodeLifeCycleListener</text:span></text:span><text:span text:style-name="T38"> implementation. This error handler will process all uncaught </text:span><text:span text:style-name="Code_20_char"><text:span text:style-name="T38">Throwable</text:span></text:span><text:span text:style-name="T38">s raised during the execution of any of the listener's methods.</text:span></text:p>
      <text:p text:style-name="P26"/>
      <text:p text:style-name="P2"><text:span text:style-name="T38">To setup an error handler on a <text:s/></text:span><text:span text:style-name="Code_20_char"><text:span text:style-name="T38">NodeLifeCycleListener</text:span></text:span><text:span text:style-name="T38"> implementation, you just have to implement the interface </text:span><text:a xlink:type="simple" xlink:href="http://www.jppf.org/api/index.html?org/jppf/node/event/NodeLifeCycleErrorHandler.html"><text:span text:style-name="T38">NodeLifeCycleErrorHandler</text:span></text:a><text:span text:style-name="T38">, defined as follows:</text:span></text:p>
      <text:p text:style-name="P26"/>
      <text:p text:style-name="P50">public interface NodeLifeCycleErrorHandler {</text:p>
      <text:p text:style-name="Code_20_block"><text:span text:style-name="T39"><text:s text:c="2"/></text:span><text:span text:style-name="T15">// Handle the throwable raised for the specified event</text:span></text:p>
      <text:p text:style-name="P51"><text:s text:c="2"/>void handleError(NodeLifeCycleListener listener, NodeLifeCycleEvent event,</text:p>
      <text:p text:style-name="P51"><text:s text:c="19"/>Throwable t);</text:p>
      <text:p text:style-name="P50">}</text:p>
      <text:p text:style-name="P27"/>
      <text:p text:style-name="P3"><text:span text:style-name="T39">The </text:span><text:span text:style-name="Code_20_char"><text:span text:style-name="T39">listener</text:span></text:span><text:span text:style-name="T39"> parameter is the listener instance which threw the throwable. The </text:span><text:span text:style-name="Code_20_char"><text:span text:style-name="T39">event</text:span></text:span><text:span text:style-name="T39"> parameter is the notification that was sent to the listener; its </text:span><text:span text:style-name="Code_20_char"><text:span text:style-name="T39">getType()</text:span></text:span><text:span text:style-name="T39"> method will allow you to determine which method of the listener was called when the throwable was raised. The last parameter is the actual throwable that was raised.</text:span></text:p>
      <text:p text:style-name="P27"/>
      <text:p text:style-name="P4"><text:span text:style-name="T39">When the NodeLifeCycleListener does not implement </text:span><text:span text:style-name="Code_20_char"><text:span text:style-name="T39">NodeLifeCycleErrorHandler</text:span></text:span><text:span text:style-name="T39">, JPPF will delegate the error handling to a default implementation: </text:span><text:a xlink:type="simple" xlink:href="http://www.jppf.org/api/index.html?org/jppf/node/event/DefaultLifeCycleErrorHandler.html"><text:span text:style-name="T40">DefaultLifeCycleErrorHandler</text:span></text:a><text:span text:style-name="T40">.</text:span></text:p>
      <text:p text:style-name="P28"/>
      <text:p text:style-name="P28">Lastly, if an uncaught throwable is raised within the error handler itself, JPPF will handle it as follows:</text:p>
      <text:p text:style-name="P28"/>
      <text:list xml:id="list28604021" text:continue-list="list28599893" text:style-name="List_20_1">
        <text:list-item>
          <text:p text:style-name="P96">if the logging level is “debug” or finer then the full stack trace of the throwable is logged</text:p>
        </text:list-item>
        <text:list-item>
          <text:p text:style-name="P96">otherwise, only the throwable's class and message are logged</text:p>
        </text:list-item>
        <text:list-item>
          <text:p text:style-name="P96">if the throwable is an instance of Error, it is propagated up the call stack</text:p>
        </text:list-item>
      </text:list>
      <text:p text:style-name="P28"/>
      <text:list xml:id="list28597022" text:continue-list="list28579287" text:style-name="Outline">
        <text:list-item>
          <text:list>
            <text:list-item>
              <text:h text:style-name="P76"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13">//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index.html?org/jppf/utils/UnmodifiableTypedProperties.html"><text:span text:style-name="Code_20_char">UnmodifiableTypedProperties</text:span></text:a>, which is an extension of <text:a xlink:type="simple" xlink:href="http://www.jppf.org/api/index.html?org/jppf/utils/TypedProperties.html"><text:span text:style-name="Code_20_char">TypedProperties</text:span></text:a> that does not permit the modification, insertion or removal of any property. To modify the node's configuration, you have to use <text:a xlink:type="simple" xlink:href="http://www.jppf.org/api/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13">// an alternate server address read from the configuration</text:span></text:p>
      <text:p text:style-name="Code_20_block"><text:s text:c="4"/>private String alternateServer = null;</text:p>
      <text:p text:style-name="Code_20_block"><text:s text:c="4"/><text:span text:style-name="T13">// determines which server address to use</text:span></text:p>
      <text:p text:style-name="Code_20_block"><text:s text:c="4"/>private boolean useAlternate = false;</text:p>
      <text:p text:style-name="Code_20_block"><text:s text:c="2"/></text:p>
      <text:p text:style-name="Code_20_block"><text:s text:c="4"/><text:span text:style-name="T13">// This method toggles the JPPF server address between the value set in the</text:span></text:p>
      <text:p text:style-name="Code_20_block"><text:s text:c="4"/><text:span text:style-name="T13">// configuration file and an alternate server address</text:span></text:p>
      <text:p text:style-name="Code_20_block"><text:s text:c="4"/>public void initializing(UnmodifiableTypedProperties initialConfiguration) {</text:p>
      <text:p text:style-name="Code_20_block"><text:s text:c="6"/><text:span text:style-name="T13">//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13">// means the JPPF-configured value is to be used</text:span></text:p>
      <text:p text:style-name="Code_20_block"><text:s text:c="6"/>if (!useAlternate) {</text:p>
      <text:p text:style-name="Code_20_block"><text:s text:c="8"/><text:span text:style-name="T13">//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13">// toggle the server address to use for the next attempt</text:span></text:p>
      <text:p text:style-name="Code_20_block"><text:s text:c="8"/>useAlternate = true;</text:p>
      <text:p text:style-name="Code_20_block"><text:s text:c="6"/>} else {</text:p>
      <text:p text:style-name="Code_20_block"><text:s text:c="8"/><text:span text:style-name="T13">// connection to JPPF-configured server failed,</text:span></text:p>
      <text:p text:style-name="Code_20_block"><text:s text:c="8"/><text:span text:style-name="T13">// we will now try to connect to the alternate server</text:span></text:p>
      <text:p text:style-name="Code_20_block"><text:s text:c="8"/>currentConfig.setProperty("jppf.server.host", alternateServer);</text:p>
      <text:p text:style-name="Code_20_block"><text:s text:c="8"/><text:span text:style-name="T13">//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8597063" text:continue-list="list28591374" text:style-name="List_20_2">
        <text:list-item>
          <text:p text:style-name="P80">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80">in this file, add the fully qualified class name of your implementation of the interface</text:p>
        </text:list-item>
        <text:list-item>
          <text:p text:style-name="P80">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85929861" text:continue-list="list28597022" text:style-name="Outline">
        <text:list-item>
          <text:list>
            <text:list-item>
              <text:h text:style-name="P76"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13">//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13">//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13">// fork one new task per document</text:span></text:p>
      <text:p text:style-name="Code_20_block"><text:s text:c="8"/>for (String doc: documents) tasks.add(new MyForkJoinTask(doc).fork());</text:p>
      <text:p text:style-name="Code_20_block"><text:s text:c="8"/><text:span text:style-name="T13">//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13">//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13">//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13">//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40">In this example, our fork/join task is defined as follows:</text:p>
      <text:p text:style-name="P1"/>
      <text:p text:style-name="Code_20_block"><text:s text:c="2"/>public class MyForkJoinTask extends RecursiveTask&lt;Map&lt;String, Integer&gt;&gt; {</text:p>
      <text:p text:style-name="Code_20_block"><text:s text:c="4"/><text:span text:style-name="T13">//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13"><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13">// split the document into individual words</text:span></text:p>
      <text:p text:style-name="Code_20_block"><text:s text:c="6"/>String[] words = pattern.split(document);</text:p>
      <text:p text:style-name="Code_20_block"><text:s text:c="6"/><text:span text:style-name="T13">//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p text:style-name="P1"/>
      <text:list xml:id="list28604596" text:continue-numbering="true" text:style-name="Outline">
        <text:list-item>
          <text:list>
            <text:list-item>
              <text:h text:style-name="P77" text:outline-level="2">Receiving notifications of class loader events</text:h>
            </text:list-item>
          </text:list>
        </text:list-item>
      </text:list>
      <text:p text:style-name="P8"><text:span text:style-name="T43">It is possible to receive notifications of whether a class was loaded or not found by a JPPF class loader. This can be done by implementing the interface </text:span><text:a xlink:type="simple" xlink:href="http://www.jppf.org/api/index.html?org/jppf/classloader/ClassLoaderListener.html"><text:span text:style-name="T43">ClassLoaderListener</text:span></text:a><text:span text:style-name="T43"> defined as follows:</text:span></text:p>
      <text:p text:style-name="P1"/>
      <text:p text:style-name="P52">public interface ClassLoaderListener extends EventListener {</text:p>
      <text:p text:style-name="Code_20_block"><text:span text:style-name="T43"><text:s text:c="2"/></text:span><text:span text:style-name="T17">// Called when a class has been successfully loaded by a class loader</text:span></text:p>
      <text:p text:style-name="P52"><text:s text:c="2"/>void classLoaded(ClassLoaderEvent event);</text:p>
      <text:p text:style-name="P52"><text:s text:c="2"/></text:p>
      <text:p text:style-name="Code_20_block"><text:span text:style-name="T43"><text:s text:c="2"/></text:span><text:span text:style-name="T17">// Called when a class was not found by a class loader</text:span></text:p>
      <text:p text:style-name="P52"><text:s text:c="2"/>void classNotFound(ClassLoaderEvent event);</text:p>
      <text:p text:style-name="P52">}</text:p>
      <text:p text:style-name="P1"/>
      <text:p text:style-name="P8"><text:span text:style-name="T43">Each notification provides an event object which is an instance o</text:span><text:span text:style-name="T45">f</text:span><text:span text:style-name="T43"> the class </text:span><text:a xlink:type="simple" xlink:href="http://www.jppf.org/api/index.html?org/jppf/classloader/ClassLoaderEvent.html"><text:span text:style-name="T43">ClassLoaderEvent</text:span></text:a><text:span text:style-name="T43">, defined as:</text:span></text:p>
      <text:p text:style-name="P29"/>
      <text:p text:style-name="P53">public class ClassLoaderEvent extends EventObject {</text:p>
      <text:p text:style-name="Code_20_block"><text:span text:style-name="T44"><text:s text:c="2"/></text:span><text:span text:style-name="T18">// Get the class that was successfully loaded or null if the class was not found</text:span></text:p>
      <text:p text:style-name="P53"><text:s text:c="2"/>public Class&lt;?&gt; getLoadedClass()</text:p>
      <text:p text:style-name="Code_20_block"><text:span text:style-name="T44"><text:s text:c="2"/></text:span><text:span text:style-name="T18">// Get the name of the class that was loaded or not found</text:span></text:p>
      <text:p text:style-name="P53"><text:s text:c="2"/>public String getClassName()</text:p>
      <text:p text:style-name="Code_20_block"><text:span text:style-name="T44"><text:s text:c="2"/></text:span><text:span text:style-name="T18">// Determine whether the class was loaded from the class loader's URL classpath</text:span></text:p>
      <text:p text:style-name="Code_20_block"><text:span text:style-name="T44"><text:s text:c="2"/></text:span><text:span text:style-name="T18">// If false, then the class was loaded from a remote JPPF driver or client</text:span></text:p>
      <text:p text:style-name="P53"><text:s text:c="2"/>public boolean isFoundInURLClassPath()</text:p>
      <text:p text:style-name="Code_20_block"><text:span text:style-name="T44"><text:s text:c="2"/></text:span><text:span text:style-name="T18">// Get the class loader which emitted this event</text:span></text:p>
      <text:p text:style-name="P53"><text:s text:c="2"/>public AbstractJPPFClassLoader getClassLoader()</text:p>
      <text:p text:style-name="P53">}</text:p>
      <text:p text:style-name="P31"/>
      <text:p text:style-name="P7"><text:span text:style-name="T46">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text:span><text:span text:style-name="T47">i</text:span><text:span text:style-name="T46">t attempt</text:span><text:span text:style-name="T47">s</text:span><text:span text:style-name="T46"> to load the class from the client's classpath. </text:span><text:span text:style-name="T47">Please refer to the </text:span><text:a xlink:type="simple" xlink:href="http://www.jppf.org/doc/v3/index.php?title=Class_loading_in_JPPF"><text:span text:style-name="T47">Class Loading in JPPF</text:span></text:a><text:span text:style-name="T47"> documentation for full details on how class loading works.</text:span></text:p>
      <text:p text:style-name="P31"/>
      <text:p text:style-name="P7">Once the implementation is done, the <text:span text:style-name="T46">class loader listener</text:span> is plugged into JPPF using the service provider interface:</text:p>
      <text:list xml:id="list28592741" text:continue-list="list28597063" text:style-name="List_20_2">
        <text:list-item>
          <text:p text:style-name="P81">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81">in this file, add the fully qualified class name of your implementation of the interface</text:p>
        </text:list-item>
        <text:list-item>
          <text:p text:style-name="P97">copy the jar file or class folder containing your implementation and service file to the classpath of each node.</text:p>
        </text:list-item>
      </text:list>
      <text:p text:style-name="P30"/>
      <text:p text:style-name="P7"><text:span text:style-name="T46">As an example, let's say we simply w</text:span><text:span text:style-name="T47">ant to print the notifications received by a listener, which we implement as follows:</text:span></text:p>
      <text:p text:style-name="P32"/>
      <text:p text:style-name="P54">package test;</text:p>
      <text:p text:style-name="P54">import org.jppf.classloader.*;</text:p>
      <text:p text:style-name="P54"><text:s text:c="2"/></text:p>
      <text:p text:style-name="P54">public class MyClassLoaderListener implements ClassLoaderListener {</text:p>
      <text:p text:style-name="P54"><text:s text:c="2"/>@Override</text:p>
      <text:p text:style-name="P54"><text:s text:c="2"/>public void classLoaded(final ClassLoaderEvent event) {</text:p>
      <text:p text:style-name="P54"><text:s text:c="4"/>AbstractJPPFClassLoader cl = event.getClassLoader();</text:p>
      <text:p text:style-name="P54"><text:s text:c="4"/>System.out.println("loaded " + event.getLoadedClass() + " from "</text:p>
      <text:p text:style-name="P54"><text:s text:c="6"/>+ (cl.isClientClassLoader() ? "client" : "server") + " class loader in "</text:p>
      <text:p text:style-name="P54"><text:s text:c="6"/>+ (event.isFoundInURLClasspath() ? "local" : "remote") + " classpath");</text:p>
      <text:p text:style-name="P54"><text:s text:c="2"/>}</text:p>
      <text:p text:style-name="P54"><text:s text:c="2"/></text:p>
      <text:p text:style-name="P54"><text:s text:c="2"/>@Override</text:p>
      <text:p text:style-name="P54"><text:s text:c="2"/>public void classNotFound(final ClassLoaderEvent event) {</text:p>
      <text:p text:style-name="P55"><text:s text:c="4"/>AbstractJPPFClassLoader cl = event.getClassLoader();</text:p>
      <text:p text:style-name="P55"><text:s text:c="4"/>System.out.println("class " + event.getClassName() + " was not found by "</text:p>
      <text:p text:style-name="P54"><text:s text:c="6"/>+ (cl.isClientClassLoader() ? "client" : "server") + " class loader");</text:p>
      <text:p text:style-name="P54"><text:s text:c="2"/>}</text:p>
      <text:p text:style-name="P54">}</text:p>
      <text:p text:style-name="P32"/>
      <text:p text:style-name="P33">Then we create the file “META-INF/services/org.jppf.node.classsloader.ClassLoaderListener” with this content:</text:p>
      <text:p text:style-name="P9"><text:span text:style-name="Code_20_char"><text:span text:style-name="T48">test.MyClassLoaderListener</text:span></text:span></text:p>
      <text:p text:style-name="P33"/>
      <text:p text:style-name="P9"><text:span text:style-name="T48">All that remains to do is to package the class and service files into a jar and add </text:span><text:span text:style-name="T49">this jar</text:span><text:span text:style-name="T48"> to the classpath of the nodes.</text:span></text:p>
      <text:p text:style-name="P9"><text:span text:style-name="T48"/></text:p>
      <text:list xml:id="list28578003" text:continue-list="list28604596" text:style-name="Outline">
        <text:list-item>
          <text:list>
            <text:list-item>
              <text:h text:style-name="P76" text:outline-level="2"><text:span text:style-name="T58">JPPF node screensaver</text:span></text:h>
            </text:list-item>
          </text:list>
        </text:list-item>
      </text:list>
      <text:p text:style-name="P83"><text:span text:style-name="T59">A screensaver can be associated with a running JPPF node. </text:span><text:span text:style-name="T60">The screensaver is a Java Swing UI which is displayed at the time the node is launched. It can run in full screen or in windowed mode, depending on the configuration settings.</text:span></text:p>
      <text:list xml:id="list28602616" text:continue-numbering="true" text:style-name="Outline">
        <text:list-item>
          <text:list>
            <text:list-item>
              <text:list>
                <text:list-item>
                  <text:h text:style-name="Heading_20_3" text:outline-level="3"><text:span text:style-name="T59">Creating a custom screensaver</text:span></text:h>
                </text:list-item>
              </text:list>
            </text:list-item>
          </text:list>
        </text:list-item>
      </text:list>
      <text:p text:style-name="P84"><text:span text:style-name="T60">A screensaver implements the interface </text:span><text:a xlink:type="simple" xlink:href="http://www.jppf.org/api/index.html?org/jppf/node/screensaver/JPPFScreenSaver.html"><text:span text:style-name="T60">JPPFScreenSaver</text:span></text:a><text:span text:style-name="T60">, defined as follows:</text:span></text:p>
      <text:p text:style-name="P84"><text:span text:style-name="T60"/></text:p>
      <text:p text:style-name="Code_20_block"><text:span text:style-name="T60">public interface JPPFScreenSaver {</text:span></text:p>
      <text:p text:style-name="Code_20_block"><text:span text:style-name="T60"><text:s text:c="2"/></text:span><text:span text:style-name="T21">// Get the Swing component for this screen saver</text:span></text:p>
      <text:p text:style-name="Code_20_block"><text:span text:style-name="T60"><text:s text:c="2"/>JComponent getComponent();</text:span></text:p>
      <text:p text:style-name="Code_20_block"><text:span text:style-name="T60"/></text:p>
      <text:p text:style-name="Code_20_block"><text:span text:style-name="T60"><text:s text:c="2"/></text:span><text:span text:style-name="T21">// Initialize this screen saver, and in particular its UI components</text:span></text:p>
      <text:p text:style-name="Code_20_block"><text:span text:style-name="T60"><text:s text:c="2"/>void init(TypedProperties config, boolean fullscreen);</text:span></text:p>
      <text:p text:style-name="Code_20_block"><text:span text:style-name="T60"/></text:p>
      <text:p text:style-name="Code_20_block"><text:span text:style-name="T60"><text:s text:c="2"/></text:span><text:span text:style-name="T21">// Destroy this screen saver and release its resources</text:span></text:p>
      <text:p text:style-name="Code_20_block"><text:span text:style-name="T60"><text:s text:c="2"/>void destroy();</text:span></text:p>
      <text:p text:style-name="Code_20_block"><text:span text:style-name="T60">}</text:span></text:p>
      <text:p text:style-name="P84"><text:span text:style-name="T60"/></text:p>
      <text:p text:style-name="P84"><text:span text:style-name="T60">The screensaver lifecycle is as follows:</text:span></text:p>
      <text:p text:style-name="P84"><text:span text:style-name="T60"/></text:p>
      <text:list xml:id="list28591215" text:continue-list="list28604021" text:style-name="List_20_1">
        <text:list-item>
          <text:p text:style-name="P85"><text:span text:style-name="T60">the screensaver is instantiated, based on a class name specified in the configuration (requires a no-arg constructor)</text:span></text:p>
        </text:list-item>
        <text:list-item>
          <text:p text:style-name="P85"><text:span text:style-name="T60">the </text:span><text:span text:style-name="Code_20_char"><text:span text:style-name="T60">init()</text:span></text:span><text:span text:style-name="T60"> method is called, passing in the JPPF configuration and a flag indicating </text:span><text:span text:style-name="T62">whether the</text:span><text:span text:style-name="T60"> full screen mode is both requested and supported</text:span></text:p>
        </text:list-item>
        <text:list-item>
          <text:p text:style-name="P85"><text:span text:style-name="T60">a </text:span><text:span text:style-name="Code_20_char"><text:span text:style-name="T60">JFrame</text:span></text:span><text:span text:style-name="T60"> is created and the component obtained by calling </text:span><text:span text:style-name="Code_20_char"><text:span text:style-name="T60">getComponent()</text:span></text:span><text:span text:style-name="T60"> is added to this </text:span><text:span text:style-name="Code_20_char"><text:span text:style-name="T60">J</text:span></text:span><text:span text:style-name="Code_20_char"><text:span text:style-name="T62">F</text:span></text:span><text:span text:style-name="Code_20_char"><text:span text:style-name="T60">rame</text:span></text:span><text:span text:style-name="T60">. </text:span><text:span text:style-name="T62">In full screen, the frame is undecorated (no caption, menu bar, status bar or borders) and will cover all available space on all available monitors: the screen saver will spread over all screen</text:span><text:span text:style-name="T69">s</text:span><text:span text:style-name="T62"> in a multi-monitor setup</text:span></text:p>
        </text:list-item>
        <text:list-item>
          <text:p text:style-name="P85"><text:span text:style-name="T60">the frame is then made visible</text:span></text:p>
        </text:list-item>
        <text:list-item>
          <text:p text:style-name="P85"><text:span text:style-name="T60">finally, the </text:span><text:span text:style-name="Code_20_char"><text:span text:style-name="T60">destroy()</text:span></text:span><text:span text:style-name="T60"> method is called when the frame is closed. </text:span><text:span text:style-name="T61">In full screen mode, this happens upon pressing a key or clicking or (optionally) moving the mouse</text:span></text:p>
        </text:list-item>
      </text:list>
      <text:p text:style-name="P84"><text:span text:style-name="T61"/></text:p>
      <text:p text:style-name="P86"><text:span text:style-name="T63">The code which handles the screensaver is implemented as a </text:span><text:a xlink:type="simple" xlink:href="#1.8.Node initialization hooks|outline"><text:span text:style-name="T63">node initialization hook</text:span></text:a><text:span text:style-name="T63">: this means it starts just after the configuration has been read.</text:span></text:p>
      <text:p text:style-name="P86"><text:span text:style-name="T63"/></text:p>
      <text:p text:style-name="P87"><text:span text:style-name="T64">Here is a sample screensaver implementation which draws a number of small circles at random locations and with a random color, ar</text:span><text:span text:style-name="T74">o</text:span><text:span text:style-name="T64">und 25 times per second. Addtionally, the screen is cleared every 5 seconds and the process starts over:</text:span></text:p>
      <text:p text:style-name="P87"><text:span text:style-name="T64"/></text:p>
      <text:p text:style-name="Code_20_block"><text:span text:style-name="T64">public class SimpleScreenSaver extends JPanel implements JPPFScreenSaver {</text:span></text:p>
      <text:p text:style-name="Code_20_block"><text:span text:style-name="T64"><text:s text:c="2"/>private Random rand = new Random(System.nanoTime());</text:span></text:p>
      <text:p text:style-name="Code_20_block"><text:span text:style-name="T64"><text:s text:c="2"/>private Timer timer = null;</text:span></text:p>
      <text:p text:style-name="Code_20_block"><text:span text:style-name="T64"><text:s text:c="2"/>private volatile boolean reset = false;</text:span></text:p>
      <text:p text:style-name="Code_20_block"><text:span text:style-name="T64"/></text:p>
      <text:p text:style-name="Code_20_block"><text:span text:style-name="T64"><text:s text:c="2"/>public SimpleScreenSaver() { super(true); }</text:span></text:p>
      <text:p text:style-name="Code_20_block"><text:span text:style-name="T64"/></text:p>
      <text:p text:style-name="Code_20_block"><text:span text:style-name="T64"><text:s text:c="2"/>@Override</text:span></text:p>
      <text:p text:style-name="Code_20_block"><text:span text:style-name="T64"><text:s text:c="2"/>public JComponent getComponent() {</text:span></text:p>
      <text:p text:style-name="Code_20_block"><text:span text:style-name="T64"><text:s text:c="4"/>return this;</text:span></text:p>
      <text:p text:style-name="Code_20_block"><text:span text:style-name="T64"><text:s text:c="2"/>}</text:span></text:p>
      <text:p text:style-name="Code_20_block"><text:span text:style-name="T64"/></text:p>
      <text:p text:style-name="Code_20_block"><text:span text:style-name="T64"><text:s text:c="2"/>@Override</text:span></text:p>
      <text:p text:style-name="Code_20_block"><text:span text:style-name="T64"><text:s text:c="2"/>public void init(TypedProperties config, boolean fullscreen) {</text:span></text:p>
      <text:p text:style-name="Code_20_block"><text:span text:style-name="T64"><text:s text:c="4"/>setBackground(Color.BLACK);</text:span></text:p>
      <text:p text:style-name="Code_20_block"><text:span text:style-name="T64"><text:s text:c="4"/>timer = new Timer("JPPFScreenSaverTimer");</text:span></text:p>
      <text:p text:style-name="Code_20_block"><text:span text:style-name="T64"><text:s text:c="4"/>timer.scheduleAtFixedRate(new TimerTask() {</text:span></text:p>
      <text:p text:style-name="Code_20_block"><text:span text:style-name="T64"><text:s text:c="6"/>@Override public void run() { repaint(); }</text:span></text:p>
      <text:p text:style-name="Code_20_block"><text:span text:style-name="T64"><text:s text:c="4"/>}, 40L, 40L); </text:span><text:span text:style-name="T22">// draw new circles every 40 ms or 25 times/second</text:span></text:p>
      <text:p text:style-name="Code_20_block"><text:span text:style-name="T64"><text:s text:c="4"/>timer.scheduleAtFixedRate(new TimerTask() {</text:span></text:p>
      <text:p text:style-name="Code_20_block"><text:span text:style-name="T64"><text:s text:c="6"/>@Override public void run() { reset = true; }</text:span></text:p>
      <text:p text:style-name="Code_20_block"><text:span text:style-name="T64"><text:s text:c="4"/>}, 5000L, 5000L); </text:span><text:span text:style-name="T22">// clear the screen every 5 seconds</text:span></text:p>
      <text:p text:style-name="Code_20_block"><text:span text:style-name="T64"><text:s text:c="2"/>}</text:span></text:p>
      <text:p text:style-name="Code_20_block"><text:span text:style-name="T64"/></text:p>
      <text:p text:style-name="Code_20_block"><text:span text:style-name="T64"><text:s text:c="2"/>@Override</text:span></text:p>
      <text:p text:style-name="Code_20_block"><text:span text:style-name="T64"><text:s text:c="2"/>public void destroy() {</text:span></text:p>
      <text:p text:style-name="Code_20_block"><text:span text:style-name="T64"><text:s text:c="4"/>if (timer != null) timer.cancel();</text:span></text:p>
      <text:p text:style-name="Code_20_block"><text:span text:style-name="T64"><text:s text:c="2"/>}</text:span></text:p>
      <text:p text:style-name="Code_20_block"><text:soft-page-break/><text:span text:style-name="T64"/></text:p>
      <text:p text:style-name="Code_20_block"><text:span text:style-name="T64"><text:s text:c="2"/>@Override</text:span></text:p>
      <text:p text:style-name="Code_20_block"><text:span text:style-name="T64"><text:s text:c="2"/>public void paintComponent(final Graphics g) {</text:span></text:p>
      <text:p text:style-name="Code_20_block"><text:span text:style-name="T64"><text:s text:c="4"/>int w = getWidth();</text:span></text:p>
      <text:p text:style-name="Code_20_block"><text:span text:style-name="T64"><text:s text:c="4"/>int h = getHeight();</text:span></text:p>
      <text:p text:style-name="Code_20_block"><text:span text:style-name="T64"><text:s text:c="4"/>if (reset) { </text:span><text:span text:style-name="T22">// if reset requested, clear the screen</text:span></text:p>
      <text:p text:style-name="Code_20_block"><text:span text:style-name="T64"><text:s text:c="6"/>reset = false;</text:span></text:p>
      <text:p text:style-name="Code_20_block"><text:span text:style-name="T64"><text:s text:c="6"/>g.setColor(Color.BLACK);</text:span></text:p>
      <text:p text:style-name="Code_20_block"><text:span text:style-name="T64"><text:s text:c="6"/>g.fillRect(0, 0, w, h);</text:span></text:p>
      <text:p text:style-name="Code_20_block"><text:span text:style-name="T64"><text:s text:c="4"/>} else { </text:span><text:span text:style-name="T22">// draw 500 small circles</text:span></text:p>
      <text:p text:style-name="Code_20_block"><text:span text:style-name="T64"><text:s text:c="6"/>int n = 5;</text:span></text:p>
      <text:p text:style-name="P68"><text:span text:style-name="T64"><text:s text:c="6"/>for (int i=0; i&lt;500; i++) {</text:span></text:p>
      <text:p text:style-name="Code_20_block"><text:span text:style-name="T64"><text:s text:c="8"/></text:span><text:span text:style-name="T22">// random x, y coordinates</text:span></text:p>
      <text:p text:style-name="Code_20_block"><text:span text:style-name="T64"><text:s text:c="8"/>int x = rand.nextInt(w-(n-1));</text:span></text:p>
      <text:p text:style-name="P68"><text:span text:style-name="T64"><text:s text:c="8"/>int y = rand.nextInt(h-(n-1));</text:span></text:p>
      <text:p text:style-name="Code_20_block"><text:span text:style-name="T64"><text:s text:c="8"/></text:span><text:span text:style-name="T22">// random color</text:span></text:p>
      <text:p text:style-name="Code_20_block"><text:span text:style-name="T64"><text:s text:c="8"/>g.setColor(new Color(rand.nextInt(256), rand.nextInt(256), rand.nextInt(256)));</text:span></text:p>
      <text:p text:style-name="Code_20_block"><text:span text:style-name="T64"><text:s text:c="8"/>g.fillOval(x, y, n, n);</text:span></text:p>
      <text:p text:style-name="Code_20_block"><text:span text:style-name="T64"><text:s text:c="6"/>}</text:span></text:p>
      <text:p text:style-name="Code_20_block"><text:span text:style-name="T64"><text:s text:c="4"/>}</text:span></text:p>
      <text:p text:style-name="Code_20_block"><text:span text:style-name="T64"><text:s text:c="2"/>}</text:span></text:p>
      <text:p text:style-name="Code_20_block"><text:span text:style-name="T64">}</text:span></text:p>
      <text:list xml:id="list28574663" text:continue-list="list28602616" text:style-name="Outline">
        <text:list-item>
          <text:list>
            <text:list-item>
              <text:list>
                <text:list-item>
                  <text:h text:style-name="Heading_20_3" text:outline-level="3"><text:span text:style-name="T59">Integrating with node events</text:span></text:h>
                </text:list-item>
              </text:list>
            </text:list-item>
          </text:list>
        </text:list-item>
      </text:list>
      <text:p text:style-name="P88"><text:span text:style-name="T65">To receive notifications of node lifce cycle events and/or individual tasks completion, you will need to implement the </text:span><text:a xlink:type="simple" xlink:href="http://www.jppf.org/api/index.html?org/jppf/node/screensaver/NodeIntegration.html"><text:span text:style-name="T65">NodeIntegration</text:span></text:a><text:span text:style-name="T65"> interface or, more conveniently, extend the adapter class </text:span><text:a xlink:type="simple" xlink:href="http://www.jppf.org/api/index.html?org/jppf/node/screensaver/NodeIntegrationAdapter.html"><text:span text:style-name="T65">NodeIntegrationAdapter</text:span></text:a><text:span text:style-name="T65">. </text:span><text:span text:style-name="Code_20_char"><text:span text:style-name="T65">NodeIntegration</text:span></text:span><text:span text:style-name="T65"> is defined as follows:</text:span></text:p>
      <text:p text:style-name="P88"><text:span text:style-name="T65"/></text:p>
      <text:p text:style-name="Code_20_block"><text:span text:style-name="T65">public interface NodeIntegration extends NodeLifeCycleListener, TaskExecutionListener {</text:span></text:p>
      <text:p text:style-name="Code_20_block"><text:span text:style-name="T65"><text:s text:c="2"/></text:span><text:span text:style-name="T23">// Provide a reference to the screen saver</text:span></text:p>
      <text:p text:style-name="Code_20_block"><text:span text:style-name="T65"><text:s text:c="2"/>void setScreenSaver(JPPFScreenSaver screensaver);</text:span></text:p>
      <text:p text:style-name="Code_20_block"><text:span text:style-name="T65">}</text:span></text:p>
      <text:p text:style-name="P86"><text:span text:style-name="T59"/></text:p>
      <text:p text:style-name="P88"><text:span text:style-name="T65">As we can see, this is just an interface which joins both </text:span><text:a xlink:type="simple" xlink:href="http://www.jppf.org/api/index.html?org/jppf/node/event/NodeLifeCycleListener.html"><text:span text:style-name="T65">NodeLifeCycleListener</text:span></text:a><text:span text:style-name="T65"> and </text:span><text:a xlink:type="simple" xlink:href="http://www.jppf.org/api/index.html?org/jppf/node/event/TaskExecutionListener.html"><text:span text:style-name="T65">TaskExecutionListener</text:span></text:a><text:span text:style-name="T65"> and provides a way to hook up with the screensaver.</text:span></text:p>
      <text:p text:style-name="P88"><text:span text:style-name="T65"/></text:p>
      <text:p text:style-name="P89"><text:span text:style-name="T66">The following example shows how to use node events to display and update the number of tasks executed by the node in the screensaver:</text:span></text:p>
      <text:p text:style-name="P89"><text:span text:style-name="T66"/></text:p>
      <text:p text:style-name="P44"><text:span text:style-name="T66">// di</text:span><text:span text:style-name="T73">s</text:span><text:span text:style-name="T66">plays the number of executed tasks in a JLabel</text:span></text:p>
      <text:p text:style-name="Code_20_block"><text:span text:style-name="T66">public class </text:span><text:span text:style-name="T5">MyScreenSaver</text:span><text:span text:style-name="T66"> extends JPanel </text:span><text:span text:style-name="T5">implements JPPFScreenSaver</text:span><text:span text:style-name="T66"> {</text:span></text:p>
      <text:p text:style-name="Code_20_block"><text:span text:style-name="T66"><text:s text:c="2"/>private JLabel = new JLabel("number of tasks: 0");</text:span></text:p>
      <text:p text:style-name="Code_20_block"><text:span text:style-name="T66"><text:s text:c="2"/>private int nbTasks = 0;</text:span></text:p>
      <text:p text:style-name="Code_20_block"><text:span text:style-name="T66"/></text:p>
      <text:p text:style-name="Code_20_block"><text:span text:style-name="T66"><text:s text:c="2"/>@Override public JComponent getComponent() { return this; }</text:span></text:p>
      <text:p text:style-name="Code_20_block"><text:span text:style-name="T66"><text:s text:c="2"/>@Override public void init(TypedProperties config, boolean fullscreen) {</text:span></text:p>
      <text:p text:style-name="Code_20_block"><text:span text:style-name="T66"><text:s text:c="4"/>this.add(nbTasksLabel);</text:span></text:p>
      <text:p text:style-name="Code_20_block"><text:span text:style-name="T66"><text:s text:c="2"/>}</text:span></text:p>
      <text:p text:style-name="Code_20_block"><text:span text:style-name="T66"><text:s text:c="2"/>@Override public void destroy() { }</text:span></text:p>
      <text:p text:style-name="Code_20_block"><text:span text:style-name="T66"/></text:p>
      <text:p text:style-name="Code_20_block"><text:span text:style-name="T66"><text:s text:c="2"/>public void updateNbTasks(int n) {</text:span></text:p>
      <text:p text:style-name="Code_20_block"><text:span text:style-name="T66"><text:s text:c="4"/>nbTasks += n;</text:span></text:p>
      <text:p text:style-name="Code_20_block"><text:span text:style-name="T66"><text:s text:c="4"/>nbTasksLabel.setText("number of tasks: " + nbTasks);</text:span></text:p>
      <text:p text:style-name="Code_20_block"><text:span text:style-name="T66"><text:s text:c="2"/>}</text:span></text:p>
      <text:p text:style-name="Code_20_block"><text:span text:style-name="T66">}</text:span></text:p>
      <text:p text:style-name="Code_20_block"><text:span text:style-name="T66"/></text:p>
      <text:p text:style-name="P44"><text:span text:style-name="T66">// update the number of tasks on each job completion event</text:span></text:p>
      <text:p text:style-name="Code_20_block"><text:span text:style-name="T66">public class </text:span><text:span text:style-name="T5">MyNodeIntegration extends NodeIntegrationAdpater</text:span><text:span text:style-name="T66"> {</text:span></text:p>
      <text:p text:style-name="Code_20_block"><text:span text:style-name="T66"><text:s text:c="2"/>private MyScreenSaver screensaver = null;</text:span></text:p>
      <text:p text:style-name="Code_20_block"><text:span text:style-name="T66"/></text:p>
      <text:p text:style-name="Code_20_block"><text:span text:style-name="T66"><text:s text:c="2"/>@Override public void jobEnding(NodeLifeCycleEvent event) {</text:span></text:p>
      <text:p text:style-name="Code_20_block"><text:span text:style-name="T66"><text:s text:c="4"/>if (screensaver != null) nodePanel.updateNbTasks(event.getTasks().size());</text:span></text:p>
      <text:p text:style-name="Code_20_block"><text:span text:style-name="T66"><text:s text:c="2"/>}</text:span></text:p>
      <text:p text:style-name="Code_20_block"><text:span text:style-name="T66"/></text:p>
      <text:p text:style-name="Code_20_block"><text:span text:style-name="T66"><text:s text:c="2"/>@Override public void setScreenSaver(JPPFScreenSaver screensaver) {</text:span></text:p>
      <text:p text:style-name="Code_20_block"><text:span text:style-name="T66"><text:s text:c="4"/>this.screensaver = (MyScreenSaver) sceensaver;</text:span></text:p>
      <text:p text:style-name="Code_20_block"><text:span text:style-name="T66"><text:s text:c="2"/>}</text:span></text:p>
      <text:p text:style-name="Code_20_block"><text:span text:style-name="T66">}</text:span></text:p>
      <text:list xml:id="list28579901" text:continue-numbering="true" text:style-name="Outline">
        <text:list-item>
          <text:list>
            <text:list-item>
              <text:list>
                <text:list-item>
                  <text:h text:style-name="Heading_20_3" text:outline-level="3"><text:soft-page-break/><text:span text:style-name="T60">Configuration</text:span></text:h>
                </text:list-item>
              </text:list>
            </text:list-item>
          </text:list>
        </text:list-item>
      </text:list>
      <text:p text:style-name="P90"><text:span text:style-name="T67">The screensaver supports a number of configuration properties which allow a high level of customization:</text:span></text:p>
      <text:p text:style-name="P90"><text:span text:style-name="T67"/></text:p>
      <text:p text:style-name="P44"><text:span text:style-name="T67"># enable/disable the screen saver, defaults to false (disabled)</text:span></text:p>
      <text:p text:style-name="Code_20_block"><text:span text:style-name="T67">jppf.screensaver.enabled = true</text:span></text:p>
      <text:p text:style-name="Code_20_block"><text:span text:style-name="T67"/></text:p>
      <text:p text:style-name="P70"><text:span text:style-name="T67"># the screensaver implementation: fully qualified class name of an implementation of </text:span></text:p>
      <text:p text:style-name="P70"><text:span text:style-name="T67"># org.jppf.node.screensaver.JPPFScreenSaver</text:span></text:p>
      <text:p text:style-name="Code_20_block"><text:span text:style-name="T67">jppf.screensaver.class = org.jppf.node.screensaver.impl.JPPFScreenSaverImpl</text:span></text:p>
      <text:p text:style-name="Code_20_block"><text:span text:style-name="T67"/></text:p>
      <text:p text:style-name="P71"><text:span text:style-name="T67"># </text:span><text:span text:style-name="T68">the node event listener implementation: </text:span><text:span text:style-name="T67">fully qualified class name of an</text:span></text:p>
      <text:p text:style-name="P71"><text:span text:style-name="T68"># </text:span><text:span text:style-name="T67">implementation of org.jppf.node.screensaver.NodeIntegration</text:span></text:p>
      <text:p text:style-name="P72"><text:span text:style-name="T69"># if left unspecified or empty, no listener will be used</text:span></text:p>
      <text:p text:style-name="Code_20_block"><text:span text:style-name="T67">jppf.screensaver.node.listener = org.jppf.node.screensaver.impl.NodeState</text:span></text:p>
      <text:p text:style-name="Code_20_block"><text:span text:style-name="T67"/></text:p>
      <text:p text:style-name="P44"><text:span text:style-name="T67"># title of the JFrame used in windowed mode</text:span></text:p>
      <text:p text:style-name="Code_20_block"><text:span text:style-name="T67">jppf.screensaver.title = JPPF is cool</text:span></text:p>
      <text:p text:style-name="Code_20_block"><text:span text:style-name="T67"/></text:p>
      <text:p text:style-name="P44"><text:span text:style-name="T67"># path to the image for the frame's icon (in windowed mode)</text:span></text:p>
      <text:p text:style-name="Code_20_block"><text:span text:style-name="T67">jppf.screensaver.icon = org/jppf/node/jppf-icon.gif</text:span></text:p>
      <text:p text:style-name="Code_20_block"><text:span text:style-name="T67"/></text:p>
      <text:p text:style-name="P44"><text:span text:style-name="T67"># display the screen saver in full screen mode?</text:span></text:p>
      <text:p text:style-name="P70"><text:span text:style-name="T67"># in full screen mode, the screen saver will take all available screen space on all </text:span></text:p>
      <text:p text:style-name="P70"><text:span text:style-name="T67"># available monitors, the mouse cursor is not displayed, and the node will exit on any</text:span></text:p>
      <text:p text:style-name="P70"><text:span text:style-name="T67"># key pressed, mouse click or mouse motion</text:span></text:p>
      <text:p text:style-name="Code_20_block"><text:span text:style-name="T67">jppf.screensaver.fullscreen = true</text:span></text:p>
      <text:p text:style-name="Code_20_block"><text:span text:style-name="T67"/></text:p>
      <text:p text:style-name="P44"><text:span text:style-name="T67"># width and height (in pixels), only apply if fullscreen = false. Default to 1000x800</text:span></text:p>
      <text:p text:style-name="Code_20_block"><text:span text:style-name="T67">jppf.screensaver.width = 1000</text:span></text:p>
      <text:p text:style-name="Code_20_block"><text:span text:style-name="T67">jppf.screensaver.height = 800</text:span></text:p>
      <text:p text:style-name="Code_20_block"><text:span text:style-name="T67"/></text:p>
      <text:p text:style-name="P44"><text:span text:style-name="T67"># close on mouse motion in full screen mode? default to true</text:span></text:p>
      <text:p text:style-name="Code_20_block"><text:span text:style-name="T67">jppf.screensaver.mouse.motion.close = true</text:span></text:p>
      <text:list xml:id="list28583002" text:continue-numbering="true" text:style-name="Outline">
        <text:list-item>
          <text:list>
            <text:list-item>
              <text:list>
                <text:list-item>
                  <text:h text:style-name="Heading_20_3" text:outline-level="3"><text:span text:style-name="T59">JPPF built-in screensaver</text:span></text:h>
                </text:list-item>
              </text:list>
            </text:list-item>
          </text:list>
        </text:list-item>
      </text:list>
      <text:p text:style-name="P91"><text:span text:style-name="T70">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span></text:p>
      <text:p text:style-name="P91"><text:span text:style-name="T70"/></text:p>
      <text:p text:style-name="P91"><text:span text:style-name="T70"><draw:frame draw:style-name="fr1" draw:name="graphics3" text:anchor-type="as-char" svg:width="6.7189in" svg:height="3.8752in" draw:z-index="2"><draw:image xlink:href="Pictures/10000000000002850000017479059BFF.gif" xlink:type="simple" xlink:show="embed" xlink:actuate="onLoad"/></draw:frame></text:span></text:p>
      <text:p text:style-name="P92"><text:span text:style-name="T71"/></text:p>
      <text:p text:style-name="P98"><text:span text:style-name="T71">The built-in screensaver proposes a number of spceific configuration options, which aim at providing a fine level of personalization and hopefully some fun!</text:span></text:p>
      <text:p text:style-name="P92"><text:span text:style-name="T71"/></text:p>
      <text:p text:style-name="P73"><text:span text:style-name="T71"># should collisions between moving logos be handled? </text:span><text:span text:style-name="T72">defaults to true</text:span></text:p>
      <text:p text:style-name="Code_20_block"><text:span text:style-name="T71">jppf.screensaver.handle.collisions = true</text:span></text:p>
      <text:p text:style-name="Code_20_block"><text:span text:style-name="T71"/></text:p>
      <text:p text:style-name="P44"><text:span text:style-name="T71"># number of moving logos</text:span></text:p>
      <text:p text:style-name="Code_20_block"><text:span text:style-name="T71">jppf.screensaver.logos = 50</text:span></text:p>
      <text:p text:style-name="Code_20_block"><text:span text:style-name="T71"/></text:p>
      <text:p text:style-name="P44"><text:span text:style-name="T71"># speed from 1 to 100</text:span></text:p>
      <text:p text:style-name="Code_20_block"><text:span text:style-name="T71">jppf.screensaver.speed = 100</text:span></text:p>
      <text:p text:style-name="Code_20_block"><text:span text:style-name="T71"/></text:p>
      <text:p text:style-name="P44"><text:span text:style-name="T71"># path to the moving logo image(s). Multiple images can be specified, their paths</text:span></text:p>
      <text:p text:style-name="P44"><text:span text:style-name="T71"># must be separated with '|' (pipe) characters. They will be distributed in a</text:span></text:p>
      <text:p text:style-name="P74"><text:span text:style-name="T71"># round-robin fashion according to the number of logos </text:span></text:p>
      <text:p text:style-name="Code_20_block"><text:span text:style-name="T71">jppf.screensaver.logo.path = org/jppf/node/jppf_group_small2.gif| \</text:span></text:p>
      <text:p text:style-name="Code_20_block"><text:span text:style-name="T71"><text:s text:c="4"/>org/jppf/node/rectagle_blue.png| \</text:span></text:p>
      <text:p text:style-name="Code_20_block"><text:span text:style-name="T71"><text:s text:c="4"/>org/jppf/node/rectagle_orange.png| \</text:span></text:p>
      <text:p text:style-name="Code_20_block"><text:span text:style-name="T71"><text:s text:c="4"/>org/jppf/node/rectagle_green.png| \</text:span></text:p>
      <text:p text:style-name="Code_20_block"><text:span text:style-name="T71"><text:s text:c="4"/>org/jppf/node/rectagle_red.png</text:span></text:p>
      <text:p text:style-name="Code_20_block"><text:span text:style-name="T71"/></text:p>
      <text:p text:style-name="P44"><text:span text:style-name="T71"># path to the larger image at the center of the screen</text:span></text:p>
      <text:p text:style-name="Code_20_block"><text:span text:style-name="T71">jppf.screensaver.centerimage = org/jppf/node/jppf@home.gif</text:span></text:p>
      <text:p text:style-name="Code_20_block"><text:span text:style-name="T71"/></text:p>
      <text:p text:style-name="P44"><text:span text:style-name="T71"># horizontal alignment of the status panel (including the larger image).</text:span></text:p>
      <text:p text:style-name="P74"><text:span text:style-name="T71"># useful when using a multi-monitor setup, where a centered panel will be split on two </text:span></text:p>
      <text:p text:style-name="P74"><text:span text:style-name="T71"># screens and thus more difficult to read</text:span></text:p>
      <text:p text:style-name="P44"><text:span text:style-name="T71"># possible values: 'left' or 'l', 'center' or 'c', 'right' or 'r'; default is 'center'</text:span></text:p>
      <text:p text:style-name="Code_20_block"><text:span text:style-name="T71">jppf.screensaver.status.panel.alignment = center</text:span></text:p>
      <text:p text:style-name="P92"><text:span text:style-name="T70"/></text:p>
      <text:p text:style-name="P93"><text:span text:style-name="T75">To use this screensaver, you need to set the following properties:</text:span></text:p>
      <text:p text:style-name="P93"><text:span text:style-name="T75"><text:s/></text:span></text:p>
      <text:p text:style-name="Code_20_block"><text:span text:style-name="T75">jppf.screensaver.enabled = true</text:span></text:p>
      <text:p text:style-name="Code_20_block"><text:span text:style-name="T75">jppf.screensaver.class = org.jppf.node.screensaver.impl.JPPFScreenSaverImpl</text:span></text:p>
      <text:p text:style-name="Code_20_block"><text:span text:style-name="T75">jppf.screensaver.node.listener = org.jppf.node.screensaver.impl.NodeState</text:span></text:p>
      <text:p text:style-name="P93"><text:span text:style-name="T75"><text:s/></text:span></text:p>
      <text:list xml:id="list28582081" text:continue-numbering="true" text:style-name="Outline">
        <text:list-item>
          <text:list>
            <text:list-item>
              <text:h text:style-name="P7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8578261"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7.3854in" svg:height="2.1874in" draw:z-index="0"><draw:image xlink:href="Pictures/10000000000002C5000000D2E411A09E.gif" xlink:type="simple" xlink:show="embed" xlink:actuate="onLoad"/></draw:frame></text:p>
      <text:list xml:id="list28602989"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6.0209in" svg:height="6.3957in"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3" svg:font-family="'Courier New'"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6H28M28S</meta:editing-duration>
    <meta:editing-cycles>237</meta:editing-cycles>
    <meta:generator>LibreOffice/4.0.4.2$Windows_x86 LibreOffice_project/9e9821abd0ffdbc09cd8c52eaa574fa09eb08f2</meta:generator>
    <meta:creation-date>2009-11-06T05:11:40.73</meta:creation-date>
    <dc:date>2013-11-07T08:44:09.93</dc:date>
    <meta:document-statistic meta:table-count="1" meta:image-count="3" meta:object-count="0" meta:page-count="29" meta:paragraph-count="1055" meta:word-count="9882" meta:character-count="70194" meta:non-whitespace-character-count="5859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